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2AA353A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1.686cm" fo:padding-top="0.143cm" fo:padding-bottom="0.143cm" fo:padding-left="0.268cm" fo:padding-right="0.268cm" style:writing-mode="lr-tb" loext:decorative="false"/>
      <style:paragraph-properties style:writing-mode="lr-tb"/>
    </style:style>
    <style:style style:name="gr2"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794cm" fo:min-width="0.099cm" fo:padding-top="0.143cm" fo:padding-bottom="0.143cm" fo:padding-left="0.268cm" fo:padding-right="0.268cm" style:writing-mode="lr-tb" loext:decorative="false"/>
      <style:paragraph-properties style:writing-mode="lr-tb"/>
    </style:style>
    <style:style style:name="gr3"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3.274cm" fo:padding-top="0.143cm" fo:padding-bottom="0.143cm" fo:padding-left="0.268cm" fo:padding-right="0.268cm" style:writing-mode="lr-tb" loext:decorative="false"/>
      <style:paragraph-properties style:writing-mode="lr-tb"/>
    </style:style>
    <style:style style:name="gr4"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3.524cm" fo:min-width="0.099cm" fo:padding-top="0.143cm" fo:padding-bottom="0.143cm" fo:padding-left="0.268cm" fo:padding-right="0.268cm" style:writing-mode="lr-tb" loext:decorative="false"/>
      <style:paragraph-properties style:writing-mode="lr-tb"/>
    </style:style>
    <style:style style:name="gr5" style:family="graphic" style:parent-style-name="standard">
      <style:graphic-properties svg:stroke-width="0.035cm" svg:stroke-color="#000000" draw:marker-start="" draw:marker-start-width="0.252cm" draw:marker-end="Arrowheads_20_3" draw:marker-end-width="0.252cm" draw:textarea-vertical-align="middle" fo:padding-top="0.142cm" fo:padding-bottom="0.142cm" fo:padding-left="0.267cm" fo:padding-right="0.267cm" loext:decorative="false"/>
    </style:style>
    <style:style style:name="gr6"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1.619cm" fo:min-width="0.099cm" fo:padding-top="0.143cm" fo:padding-bottom="0.143cm" fo:padding-left="0.268cm" fo:padding-right="0.268cm" style:writing-mode="lr-tb" loext:decorative="false"/>
      <style:paragraph-properties style:writing-mode="lr-tb"/>
    </style:style>
    <style:style style:name="gr7"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159cm" fo:min-width="0.099cm" fo:padding-top="0.143cm" fo:padding-bottom="0.143cm" fo:padding-left="0.268cm" fo:padding-right="0.268cm" style:writing-mode="lr-tb" loext:decorative="false"/>
      <style:paragraph-properties style:writing-mode="lr-tb"/>
    </style:style>
    <style:style style:name="gr8" style:family="graphic" style:parent-style-name="standard">
      <style:graphic-properties svg:stroke-width="0.035cm" svg:stroke-color="#000000" draw:marker-start-width="0.253cm" draw:marker-end-width="0.253cm" svg:stroke-opacity="100%" draw:stroke-linejoin="round" svg:stroke-linecap="butt" draw:fill="bitmap" draw:fill-color="#ffffff" loext:fill-use-slide-background="false" draw:fill-image-name="_31_0_20_Percent" draw:textarea-horizontal-align="justify" draw:textarea-vertical-align="middle" draw:auto-grow-height="false" fo:min-height="0.984cm" fo:min-width="1.686cm" fo:padding-top="0.143cm" fo:padding-bottom="0.143cm" fo:padding-left="0.268cm" fo:padding-right="0.268cm" style:writing-mode="lr-tb" loext:decorative="false"/>
      <style:paragraph-properties style:writing-mode="lr-tb"/>
    </style:style>
    <style:style style:name="gr9" style:family="graphic" style:parent-style-name="standard">
      <style:graphic-properties svg:stroke-color="#000000" draw:marker-end="Arrowheads_20_3" draw:textarea-vertical-align="middle" loext:decorative="false"/>
    </style:style>
    <style:style style:name="gr10" style:family="graphic" style:parent-style-name="standard">
      <style:graphic-properties svg:stroke-width="0.035cm" svg:stroke-color="#000000" draw:marker-start-width="0.252cm" draw:marker-end="Arrowheads_20_3" draw:marker-end-width="0.252cm" draw:textarea-vertical-align="middle" fo:padding-top="0.142cm" fo:padding-bottom="0.142cm" fo:padding-left="0.267cm" fo:padding-right="0.267cm" loext:decorative="false"/>
    </style:style>
    <style:style style:name="gr11" style:family="graphic" style:parent-style-name="standard">
      <style:graphic-properties svg:stroke-width="0.035cm" svg:stroke-color="#000000" draw:marker-start-width="0.252cm" draw:marker-end="Arrowheads_20_3" draw:marker-end-width="0.252cm" draw:fill-color="#000000" draw:textarea-vertical-align="middle" fo:padding-top="0.142cm" fo:padding-bottom="0.142cm" fo:padding-left="0.267cm" fo:padding-right="0.267cm" loext:decorative="false"/>
    </style:style>
    <style:style style:name="gr12" style:family="graphic" style:parent-style-name="standard">
      <style:graphic-properties svg:stroke-color="#000000" draw:fill-color="#dee7e5" draw:textarea-horizontal-align="justify" draw:textarea-vertical-align="middle" draw:auto-grow-height="false" fo:min-height="0.987cm" fo:min-width="1.575cm" fo:wrap-option="wrap" style:writing-mode="lr-tb" loext:decorative="false"/>
      <style:paragraph-properties style:writing-mode="lr-tb"/>
    </style:style>
    <style:style style:name="gr13" style:family="graphic" style:parent-style-name="standard">
      <style:graphic-properties svg:stroke-color="#000000" draw:fill-color="#dee7e5" draw:textarea-horizontal-align="justify" draw:textarea-vertical-align="middle" draw:auto-grow-height="false" fo:min-height="0.987cm" fo:min-width="1.574cm" fo:wrap-option="wrap" style:writing-mode="lr-tb" loext:decorative="false"/>
      <style:paragraph-properties style:writing-mode="lr-tb"/>
    </style:style>
    <style:style style:name="gr14" style:family="graphic" style:parent-style-name="standard">
      <style:graphic-properties draw:textarea-horizontal-align="justify" draw:textarea-vertical-align="middle" draw:auto-grow-height="false" fo:min-height="0.703cm" fo:min-width="1.405cm" style:writing-mode="lr-tb" loext:decorative="false"/>
      <style:paragraph-properties style:writing-mode="lr-tb"/>
    </style:style>
    <style:style style:name="gr15" style:family="graphic" style:parent-style-name="standard">
      <style:graphic-properties draw:textarea-horizontal-align="justify" draw:textarea-vertical-align="middle" draw:auto-grow-height="false" fo:min-height="0.703cm" fo:min-width="1.722cm" style:writing-mode="lr-tb" loext:decorative="false"/>
      <style:paragraph-properties style:writing-mode="lr-tb"/>
    </style:style>
    <style:style style:name="gr16" style:family="graphic" style:parent-style-name="standard">
      <style:graphic-properties draw:textarea-horizontal-align="justify" draw:textarea-vertical-align="middle" draw:auto-grow-height="false" fo:min-height="0.702cm" fo:min-width="1.723cm" style:writing-mode="lr-tb" loext:decorative="false"/>
      <style:paragraph-properties style:writing-mode="lr-tb"/>
    </style:style>
    <style:style style:name="gr17" style:family="graphic" style:parent-style-name="objectwithoutfill">
      <style:graphic-properties svg:stroke-width="0.035cm" draw:marker-start="Arrowheads_20_3" draw:marker-start-width="0.252cm" draw:marker-end="" draw:marker-end-width="0.252cm" draw:fill="none" draw:textarea-vertical-align="middle" fo:padding-top="0.142cm" fo:padding-bottom="0.142cm" fo:padding-left="0.267cm" fo:padding-right="0.267cm" loext:decorative="false"/>
    </style:style>
    <style:style style:name="gr18" style:family="graphic" style:parent-style-name="objectwithoutfill">
      <style:graphic-properties svg:stroke-width="0.035cm" draw:marker-start-width="0.252cm" draw:marker-end="Arrowheads_20_3" draw:marker-end-width="0.252cm" draw:fill="none" draw:textarea-vertical-align="middle" fo:padding-top="0.142cm" fo:padding-bottom="0.142cm" fo:padding-left="0.267cm" fo:padding-right="0.267cm" loext:decorative="false"/>
    </style:style>
    <style:style style:name="gr19" style:family="graphic" style:parent-style-name="standard">
      <style:graphic-properties draw:fill-color="#dee7e5" draw:textarea-horizontal-align="justify" draw:textarea-vertical-align="middle" draw:auto-grow-height="false" fo:min-height="0.702cm" fo:min-width="2.039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0.702cm" fo:min-width="3.31cm" style:writing-mode="lr-tb" loext:decorative="false"/>
      <style:paragraph-properties style:writing-mode="lr-tb"/>
    </style:style>
    <style:style style:name="gr21" style:family="graphic" style:parent-style-name="standard">
      <style:graphic-properties draw:textarea-horizontal-align="justify" draw:textarea-vertical-align="middle" draw:auto-grow-height="false" fo:min-height="0.703cm" fo:min-width="1.723cm" style:writing-mode="lr-tb" loext:decorative="false"/>
      <style:paragraph-properties style:writing-mode="lr-tb"/>
    </style:style>
    <style:style style:name="gr22" style:family="graphic" style:parent-style-name="objectwithoutfill">
      <style:graphic-properties draw:marker-end="Arrowheads_20_5" draw:marker-end-width="0.3cm" draw:fill="none" draw:textarea-vertical-align="middle" loext:decorative="false"/>
    </style:style>
    <style:style style:name="gr23" style:family="graphic" style:parent-style-name="objectwithoutfill">
      <style:graphic-properties draw:marker-end="Arrowheads_20_6" draw:marker-end-width="0.3cm" draw:fill="none" draw:textarea-vertical-align="middle" loext:decorative="false"/>
    </style:style>
    <style:style style:name="gr24" style:family="graphic" style:parent-style-name="objectwithoutfill">
      <style:graphic-properties draw:marker-end="Arrowheads_20_7" draw:marker-end-width="0.3cm" draw:fill="none" draw:textarea-vertical-align="middle" loext:decorative="false"/>
    </style:style>
    <style:style style:name="gr25" style:family="graphic" style:parent-style-name="standard">
      <style:graphic-properties svg:stroke-color="#000000" draw:fill="none" loext:fill-use-slide-background="false" draw:textarea-horizontal-align="justify" draw:textarea-vertical-align="top" draw:auto-grow-height="false" fo:min-height="1.654cm" fo:min-width="20.138cm" style:writing-mode="lr-tb" loext:decorative="false"/>
      <style:paragraph-properties style:writing-mode="lr-tb"/>
    </style:style>
    <style:style style:name="gr26" style:family="graphic" style:parent-style-name="standard">
      <style:graphic-properties svg:stroke-color="#000000" draw:fill="none" loext:fill-use-slide-background="false" draw:textarea-horizontal-align="justify" draw:textarea-vertical-align="top" draw:auto-grow-height="false" fo:min-height="2.925cm" fo:min-width="20.138cm" style:writing-mode="lr-tb" loext:decorative="false"/>
      <style:paragraph-properties style:writing-mode="lr-tb"/>
    </style:style>
    <style:style style:name="gr27" style:family="graphic" style:parent-style-name="standard">
      <style:graphic-properties svg:stroke-color="#000000" draw:fill="none" loext:fill-use-slide-background="false" draw:textarea-horizontal-align="justify" draw:textarea-vertical-align="top" draw:auto-grow-height="false" fo:min-height="2.924cm" fo:min-width="20.138cm" style:writing-mode="lr-tb" loext:decorative="false"/>
      <style:paragraph-properties style:writing-mode="lr-tb"/>
    </style:style>
    <style:style style:name="gr28" style:family="graphic" style:parent-style-name="standard">
      <style:graphic-properties svg:stroke-color="#000000" draw:fill="none" loext:fill-use-slide-background="false" draw:textarea-horizontal-align="justify" draw:textarea-vertical-align="top" draw:auto-grow-height="false" fo:min-height="1.655cm" fo:min-width="20.138cm" style:writing-mode="lr-tb" loext:decorative="false"/>
      <style:paragraph-properties style:writing-mode="lr-tb"/>
    </style:style>
    <style:style style:name="gr29" style:family="graphic" style:parent-style-name="standard">
      <style:graphic-properties draw:stroke="none" draw:stroke-dash="Dash" svg:stroke-color="#ffffff" svg:stroke-linecap="butt" draw:fill-color="#5983b0" draw:textarea-horizontal-align="justify" draw:textarea-vertical-align="middle" draw:auto-grow-height="false" fo:min-height="15.059cm" fo:min-width="16.645cm" loext:decorative="false"/>
    </style:style>
    <style:style style:name="gr30" style:family="graphic" style:parent-style-name="standard">
      <style:graphic-properties svg:stroke-color="#729fcf" draw:fill-color="#b4c7dc" draw:textarea-horizontal-align="justify" draw:textarea-vertical-align="middle" draw:auto-grow-height="false" fo:min-height="1.02cm" fo:min-width="16.01cm" style:writing-mode="lr-tb" loext:decorative="false"/>
      <style:paragraph-properties style:writing-mode="lr-tb"/>
    </style:style>
    <style:style style:name="gr31" style:family="graphic" style:parent-style-name="standard">
      <style:graphic-properties svg:stroke-color="#729fcf" draw:fill-color="#b4c7dc" draw:textarea-horizontal-align="justify" draw:textarea-vertical-align="middle" draw:auto-grow-height="false" fo:min-height="2.29cm" fo:min-width="5.215cm" style:writing-mode="lr-tb" loext:decorative="false"/>
      <style:paragraph-properties style:writing-mode="lr-tb"/>
    </style:style>
    <style:style style:name="gr32" style:family="graphic" style:parent-style-name="standard">
      <style:graphic-properties svg:stroke-color="#729fcf" draw:fill-color="#b4c7dc" draw:textarea-horizontal-align="justify" draw:textarea-vertical-align="middle" draw:auto-grow-height="false" fo:min-height="1.02cm" fo:min-width="7.755cm" style:writing-mode="lr-tb" loext:decorative="false"/>
      <style:paragraph-properties style:writing-mode="lr-tb"/>
    </style:style>
    <style:style style:name="gr33" style:family="graphic" style:parent-style-name="standard">
      <style:graphic-properties draw:stroke="solid" draw:stroke-dash="Dot" svg:stroke-color="#168253" svg:stroke-linecap="butt" draw:fill-color="#81aca6" draw:textarea-horizontal-align="justify" draw:textarea-vertical-align="middle" draw:auto-grow-height="false" fo:min-height="0.385cm" fo:min-width="4.897cm" style:writing-mode="lr-tb" loext:decorative="false"/>
      <style:paragraph-properties style:writing-mode="lr-tb"/>
    </style:style>
    <style:style style:name="gr34" style:family="graphic" style:parent-style-name="standard">
      <style:graphic-properties draw:stroke="solid" draw:stroke-dash="Long_20_Dot_20__28_Rounded_29_" svg:stroke-width="0cm" svg:stroke-color="#168253" svg:stroke-linecap="round" draw:fill-color="#b3cac7" draw:textarea-horizontal-align="justify" draw:textarea-vertical-align="middle" draw:auto-grow-height="false" fo:min-height="5.146cm" fo:min-width="15.38cm" style:writing-mode="lr-tb" loext:decorative="false"/>
      <style:paragraph-properties style:writing-mode="lr-tb"/>
    </style:style>
    <style:style style:name="gr35" style:family="graphic" style:parent-style-name="standard">
      <style:graphic-properties draw:stroke="dash" draw:stroke-dash="Dash" svg:stroke-color="#168253" svg:stroke-linecap="butt" draw:fill-color="#b3cac7" draw:textarea-horizontal-align="justify" draw:textarea-vertical-align="middle" draw:auto-grow-height="false" fo:min-height="0.385cm" fo:min-width="2.826cm" style:writing-mode="lr-tb" loext:decorative="false"/>
      <style:paragraph-properties style:writing-mode="lr-tb"/>
    </style:style>
    <style:style style:name="gr36" style:family="graphic" style:parent-style-name="standard">
      <style:graphic-properties draw:stroke="solid" draw:stroke-dash="Long_20_Dot_20__28_Rounded_29_" svg:stroke-width="0cm" svg:stroke-color="#729fcf" svg:stroke-linecap="round" draw:fill-color="#b4c7dc" draw:textarea-horizontal-align="justify" draw:textarea-vertical-align="middle" draw:auto-grow-height="false" fo:min-height="5.15cm" fo:min-width="15.382cm" style:writing-mode="lr-tb" loext:decorative="false"/>
      <style:paragraph-properties style:writing-mode="lr-tb"/>
    </style:style>
    <style:style style:name="gr37" style:family="graphic" style:parent-style-name="standard">
      <style:graphic-properties draw:stroke="dash" draw:stroke-dash="Dash" svg:stroke-color="#729fcf" svg:stroke-linecap="butt" draw:fill-color="#b4c7dc" draw:textarea-horizontal-align="justify" draw:textarea-vertical-align="middle" draw:auto-grow-height="false" fo:min-height="0.385cm" fo:min-width="2.675cm" style:writing-mode="lr-tb" loext:decorative="false"/>
      <style:paragraph-properties style:writing-mode="lr-tb"/>
    </style:style>
    <style:style style:name="gr38" style:family="graphic" style:parent-style-name="standard">
      <style:graphic-properties draw:stroke="solid" draw:stroke-dash="Dot" svg:stroke-color="#3465a4" svg:stroke-linecap="butt" draw:fill-color="#729fcf" draw:textarea-horizontal-align="justify" draw:textarea-vertical-align="middle" draw:auto-grow-height="false" fo:min-height="0.385cm" fo:min-width="4.9cm" style:writing-mode="lr-tb" loext:decorative="false"/>
      <style:paragraph-properties style:writing-mode="lr-tb"/>
    </style:style>
    <style:style style:name="gr39" style:family="graphic" style:parent-style-name="standard">
      <style:graphic-properties svg:stroke-color="#1e6a39" draw:fill-color="#168253" draw:textarea-horizontal-align="justify" draw:textarea-vertical-align="middle" draw:auto-grow-height="false" fo:min-height="1.149cm" fo:min-width="1.772cm" style:writing-mode="lr-tb" loext:decorative="false"/>
      <style:paragraph-properties style:writing-mode="lr-tb"/>
    </style:style>
    <style:style style:name="gr40" style:family="graphic" style:parent-style-name="standard">
      <style:graphic-properties svg:stroke-color="#81aca6" draw:fill-color="#81aca6" draw:textarea-horizontal-align="justify" draw:textarea-vertical-align="middle" draw:auto-grow-height="false" fo:min-height="4.515cm" fo:min-width="2.359cm" style:writing-mode="lr-tb" loext:decorative="false"/>
      <style:paragraph-properties style:writing-mode="lr-tb"/>
    </style:style>
    <style:style style:name="gr41" style:family="graphic" style:parent-style-name="standard">
      <style:graphic-properties svg:stroke-color="#729fcf" draw:fill-color="#729fcf" draw:textarea-horizontal-align="justify" draw:textarea-vertical-align="middle" draw:auto-grow-height="false" fo:min-height="4.515cm" fo:min-width="2.36cm" style:writing-mode="lr-tb" loext:decorative="false"/>
      <style:paragraph-properties style:writing-mode="lr-tb"/>
    </style:style>
    <style:style style:name="gr42" style:family="graphic" style:parent-style-name="standard">
      <style:graphic-properties svg:stroke-color="#729fcf" draw:fill-color="#3465a4" draw:textarea-horizontal-align="justify" draw:textarea-vertical-align="middle" draw:auto-grow-height="false" fo:min-height="1.149cm" fo:min-width="1.772cm" style:writing-mode="lr-tb" loext:decorative="false"/>
      <style:paragraph-properties style:writing-mode="lr-tb"/>
    </style:style>
    <style:style style:name="gr43" style:family="graphic" style:parent-style-name="standard">
      <style:graphic-properties svg:stroke-color="#729fcf" draw:fill-color="#b4c7dc" draw:textarea-horizontal-align="justify" draw:textarea-vertical-align="middle" draw:auto-grow-height="false" fo:min-height="2.29cm" fo:min-width="2.039cm" style:writing-mode="lr-tb" loext:decorative="false"/>
      <style:paragraph-properties style:writing-mode="lr-tb"/>
    </style:style>
    <style:style style:name="gr44" style:family="graphic" style:parent-style-name="standard">
      <style:graphic-properties svg:stroke-color="#729fcf" draw:fill-color="#3465a4" draw:textarea-horizontal-align="justify" draw:textarea-vertical-align="middle" draw:auto-grow-height="false" fo:min-height="0.668cm" fo:min-width="0.481cm" style:writing-mode="lr-tb" loext:decorative="false"/>
      <style:paragraph-properties style:writing-mode="lr-tb"/>
    </style:style>
    <style:style style:name="gr45" style:family="graphic" style:parent-style-name="standard">
      <style:graphic-properties draw:stroke="dash" draw:stroke-dash="Long_20_Dot_20__28_Rounded_29_" svg:stroke-width="0cm" svg:stroke-color="#000000" svg:stroke-linecap="round" draw:fill-color="#b4c7dc" draw:textarea-horizontal-align="justify" draw:textarea-vertical-align="middle" draw:auto-grow-height="false" fo:min-height="8.653cm" fo:min-width="7.755cm" loext:decorative="false"/>
    </style:style>
    <style:style style:name="gr46" style:family="graphic" style:parent-style-name="standard">
      <style:graphic-properties draw:stroke="dash" draw:stroke-dash="Long_20_Dash" svg:stroke-width="0.035cm" svg:stroke-color="#000000" draw:marker-start-width="0.252cm" draw:marker-end-width="0.252cm" svg:stroke-linecap="butt" draw:fill-color="#b3cac7" draw:textarea-horizontal-align="justify" draw:textarea-vertical-align="middle" draw:auto-grow-height="false" fo:min-height="8.957cm" fo:min-width="2.675cm" fo:padding-top="0.142cm" fo:padding-bottom="0.142cm" fo:padding-left="0.267cm" fo:padding-right="0.267cm" style:writing-mode="lr-tb" loext:decorative="false"/>
      <style:paragraph-properties style:writing-mode="lr-tb"/>
    </style:style>
    <style:style style:name="gr47" style:family="graphic" style:parent-style-name="standard">
      <style:graphic-properties draw:stroke="dash" draw:stroke-dash="Long_20_Dot_20__28_Rounded_29_" svg:stroke-width="0cm" svg:stroke-color="#000000" svg:stroke-linecap="round" draw:fill-color="#b4c7dc" draw:textarea-horizontal-align="justify" draw:textarea-vertical-align="middle" draw:auto-grow-height="false" fo:min-height="4.195cm" fo:min-width="7.755cm" loext:decorative="false"/>
    </style:style>
    <style:style style:name="gr48" style:family="graphic" style:parent-style-name="standard">
      <style:graphic-properties svg:stroke-color="#1e6a39" draw:fill-color="#afd095" draw:textarea-horizontal-align="justify" draw:textarea-vertical-align="middle" draw:auto-grow-height="false" fo:min-height="0.373cm" fo:min-width="2.993cm" style:writing-mode="lr-tb" loext:decorative="false"/>
      <style:paragraph-properties style:writing-mode="lr-tb"/>
    </style:style>
    <style:style style:name="gr49" style:family="graphic" style:parent-style-name="standard">
      <style:graphic-properties svg:stroke-color="#729fcf" draw:fill-color="#3465a4" draw:textarea-horizontal-align="justify" draw:textarea-vertical-align="middle" draw:auto-grow-height="false" fo:min-height="0.702cm" fo:min-width="2.04cm" style:writing-mode="lr-tb" loext:decorative="false"/>
      <style:paragraph-properties style:writing-mode="lr-tb"/>
    </style:style>
    <style:style style:name="gr50" style:family="graphic" style:parent-style-name="standard">
      <style:graphic-properties svg:stroke-color="#5983b0" draw:marker-start="" draw:marker-end="" draw:textarea-vertical-align="middle" loext:decorative="false"/>
    </style:style>
    <style:style style:name="gr51" style:family="graphic" style:parent-style-name="standard">
      <style:graphic-properties svg:stroke-color="#5983b0" draw:marker-start="" draw:marker-end="" draw:textarea-vertical-align="middle" loext:decorative="false"/>
      <style:paragraph-properties style:writing-mode="lr-tb"/>
    </style:style>
    <style:style style:name="gr52" style:family="graphic" style:parent-style-name="standard">
      <style:graphic-properties svg:stroke-color="#729fcf" draw:fill-color="#3465a4" draw:textarea-horizontal-align="justify" draw:textarea-vertical-align="middle" draw:auto-grow-height="false" fo:min-height="0.703cm" fo:min-width="2.676cm" style:writing-mode="lr-tb" loext:decorative="false"/>
      <style:paragraph-properties style:writing-mode="lr-tb"/>
    </style:style>
    <style:style style:name="gr53" style:family="graphic" style:parent-style-name="standard">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4"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5"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6"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7" style:family="graphic" style:parent-style-name="standard" style:list-style-name="L1">
      <style:graphic-properties svg:stroke-color="#1e6a39" draw:fill-color="#afd095" draw:textarea-horizontal-align="justify" draw:textarea-vertical-align="middle" draw:auto-grow-height="false" fo:min-height="0.702cm" fo:min-width="2.04cm" style:writing-mode="lr-tb" loext:decorative="false"/>
      <style:paragraph-properties style:writing-mode="lr-tb"/>
    </style:style>
    <style:style style:name="gr58" style:family="graphic" style:parent-style-name="standard">
      <style:graphic-properties svg:stroke-color="#729fcf" draw:fill-color="#3465a4" draw:textarea-horizontal-align="justify" draw:textarea-vertical-align="middle" draw:auto-grow-height="false" fo:min-height="0.702cm" fo:min-width="2.675cm" style:writing-mode="lr-tb" loext:decorative="false"/>
      <style:paragraph-properties style:writing-mode="lr-tb"/>
    </style:style>
    <style:style style:name="gr59" style:family="graphic" style:parent-style-name="standard">
      <style:graphic-properties draw:stroke="dash" draw:stroke-dash="Dot" svg:stroke-color="#729fcf" svg:stroke-linecap="butt" draw:fill-color="#b4c7dc" draw:textarea-horizontal-align="justify" draw:textarea-vertical-align="middle" draw:auto-grow-height="false" fo:min-height="0.385cm" fo:min-width="2.675cm" style:writing-mode="lr-tb" loext:decorative="false"/>
      <style:paragraph-properties style:writing-mode="lr-tb"/>
    </style:style>
    <style:style style:name="gr60"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73cm" style:writing-mode="lr-tb" loext:decorative="false"/>
      <style:paragraph-properties style:writing-mode="lr-tb"/>
    </style:style>
    <style:style style:name="gr61"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75cm" style:writing-mode="lr-tb" loext:decorative="false"/>
      <style:paragraph-properties style:writing-mode="lr-tb"/>
    </style:style>
    <style:style style:name="gr62"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65cm" style:writing-mode="lr-tb" loext:decorative="false"/>
      <style:paragraph-properties style:writing-mode="lr-tb"/>
    </style:style>
    <style:style style:name="gr63" style:family="graphic" style:parent-style-name="standard">
      <style:graphic-properties svg:stroke-color="#729fcf" draw:fill-color="#3465a4" draw:textarea-horizontal-align="justify" draw:textarea-vertical-align="middle" draw:auto-grow-height="false" fo:min-height="0.703cm" fo:min-width="2.675cm" style:writing-mode="lr-tb" loext:decorative="false"/>
      <style:paragraph-properties style:writing-mode="lr-tb"/>
    </style:style>
    <style:style style:name="gr64"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04cm" style:writing-mode="lr-tb" loext:decorative="false"/>
      <style:paragraph-properties style:writing-mode="lr-tb"/>
    </style:style>
    <style:style style:name="gr65"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65cm" style:writing-mode="lr-tb" loext:decorative="false"/>
      <style:paragraph-properties style:writing-mode="lr-tb"/>
    </style:style>
    <style:style style:name="gr66" style:family="graphic" style:parent-style-name="standard">
      <style:graphic-properties svg:stroke-color="#5983b0" draw:fill="none" draw:textarea-vertical-align="middle" draw:auto-grow-height="false" fo:min-height="5.783cm" fo:min-width="0cm" fo:wrap-option="wrap" loext:decorative="false"/>
    </style:style>
    <style:style style:name="gr67" style:family="graphic" style:parent-style-name="standard">
      <style:graphic-properties svg:stroke-color="#000000" draw:fill-color="#ffffff" draw:textarea-horizontal-align="justify" draw:textarea-vertical-align="middle" draw:auto-grow-height="false" fo:min-height="0.874cm" fo:min-width="0.623cm" style:writing-mode="lr-tb" loext:decorative="false"/>
      <style:paragraph-properties style:writing-mode="lr-tb"/>
    </style:style>
    <style:style style:name="gr68" style:family="graphic" style:parent-style-name="standard">
      <style:graphic-properties svg:stroke-color="#1e6a39" draw:fill-color="#afd095" draw:textarea-horizontal-align="justify" draw:textarea-vertical-align="middle" draw:auto-grow-height="false" fo:min-height="0.385cm" fo:min-width="2.993cm" style:writing-mode="lr-tb" loext:decorative="false"/>
      <style:paragraph-properties style:writing-mode="lr-tb"/>
    </style:style>
    <style:style style:name="gr69" style:family="graphic" style:parent-style-name="standard">
      <style:graphic-properties svg:stroke-color="#999999" draw:fill-color="#cccccc" draw:textarea-horizontal-align="justify" draw:textarea-vertical-align="middle" draw:auto-grow-height="false" fo:min-height="1.973cm" fo:min-width="3.945cm" style:writing-mode="lr-tb" loext:decorative="false"/>
      <style:paragraph-properties style:writing-mode="lr-tb"/>
    </style:style>
    <style:style style:name="gr70" style:family="graphic" style:parent-style-name="standard">
      <style:graphic-properties draw:stroke="none" svg:stroke-color="#000000" draw:fill-color="#ffffff" draw:opacity="0%" draw:textarea-horizontal-align="justify" draw:textarea-vertical-align="middle" draw:auto-grow-height="false" fo:min-height="4.513cm" fo:min-width="2.675cm" loext:decorative="false"/>
    </style:style>
    <style:style style:name="P1" style:family="paragraph">
      <style:paragraph-properties fo:text-align="center"/>
      <style:text-properties fo:font-size="10pt" style:font-size-asian="12pt" style:font-size-complex="12pt"/>
    </style:style>
    <style:style style:name="P2" style:family="paragraph">
      <loext:graphic-properties draw:fill="none" draw:fill-color="#ffffff"/>
      <style:paragraph-properties fo:text-align="center" style:writing-mode="lr-tb"/>
      <style:text-properties fo:font-size="10pt" style:font-size-asian="12pt" style:font-size-complex="12pt"/>
    </style:style>
    <style:style style:name="P3" style:family="paragraph">
      <style:paragraph-properties fo:text-align="center"/>
    </style:style>
    <style:style style:name="P4" style:family="paragraph">
      <loext:graphic-properties draw:fill="bitmap" draw:fill-color="#ffffff" draw:fill-image-name="_31_0_20_Percent"/>
      <style:paragraph-properties fo:text-align="center" style:writing-mode="lr-tb"/>
      <style:text-properties fo:font-size="10pt" style:font-size-asian="12pt" style:font-size-complex="12pt"/>
    </style:style>
    <style:style style:name="P5" style:family="paragraph">
      <loext:graphic-properties draw:fill-color="#000000"/>
      <style:paragraph-properties fo:text-align="center"/>
    </style:style>
    <style:style style:name="P6" style:family="paragraph">
      <style:paragraph-properties fo:text-align="center"/>
      <style:text-properties fo:font-size="10pt" style:font-size-asian="10pt" style:font-size-complex="10pt"/>
    </style:style>
    <style:style style:name="P7" style:family="paragraph">
      <loext:graphic-properties draw:fill-color="#dee7e5"/>
      <style:paragraph-properties fo:text-align="center" style:writing-mode="lr-tb"/>
      <style:text-properties fo:font-size="10pt" style:font-size-asian="10pt" style:font-size-complex="10pt"/>
    </style:style>
    <style:style style:name="P8" style:family="paragraph">
      <style:paragraph-properties fo:text-align="center" style:writing-mode="lr-tb"/>
      <style:text-properties fo:font-size="10pt" style:font-size-asian="10pt" style:font-size-complex="10pt"/>
    </style:style>
    <style:style style:name="P9" style:family="paragraph">
      <loext:graphic-properties draw:fill="none"/>
      <style:paragraph-properties fo:text-align="center"/>
    </style:style>
    <style:style style:name="P10" style:family="paragraph">
      <loext:graphic-properties draw:fill="none"/>
      <style:paragraph-properties fo:text-align="center" style:writing-mode="lr-tb"/>
      <style:text-properties fo:font-size="10pt" style:font-size-asian="10pt" style:font-size-complex="10pt"/>
    </style:style>
    <style:style style:name="P11" style:family="paragraph">
      <style:paragraph-properties fo:text-align="start"/>
      <style:text-properties fo:font-size="10pt" style:font-size-asian="10pt" style:font-size-complex="10pt"/>
    </style:style>
    <style:style style:name="P12" style:family="paragraph">
      <loext:graphic-properties draw:fill="none"/>
      <style:paragraph-properties fo:text-align="start" style:writing-mode="lr-tb"/>
      <style:text-properties fo:font-size="10pt" style:font-size-asian="10pt" style:font-size-complex="10pt"/>
    </style:style>
    <style:style style:name="P13" style:family="paragraph">
      <loext:graphic-properties draw:fill-color="#5983b0"/>
      <style:paragraph-properties fo:text-align="center"/>
    </style:style>
    <style:style style:name="P14" style:family="paragraph">
      <style:paragraph-properties fo:text-align="center"/>
      <style:text-properties fo:font-size="18pt"/>
    </style:style>
    <style:style style:name="P15" style:family="paragraph">
      <loext:graphic-properties draw:fill-color="#b4c7dc"/>
      <style:paragraph-properties fo:text-align="center" style:writing-mode="lr-tb"/>
      <style:text-properties fo:font-size="18pt"/>
    </style:style>
    <style:style style:name="P16" style:family="paragraph">
      <loext:graphic-properties draw:fill-color="#81aca6"/>
      <style:paragraph-properties fo:text-align="center" style:writing-mode="lr-tb"/>
      <style:text-properties fo:font-size="10pt" style:font-size-asian="10pt" style:font-size-complex="10pt"/>
    </style:style>
    <style:style style:name="P17" style:family="paragraph">
      <loext:graphic-properties draw:fill-color="#b3cac7"/>
      <style:paragraph-properties fo:text-align="center" style:writing-mode="lr-tb"/>
      <style:text-properties fo:font-size="18pt"/>
    </style:style>
    <style:style style:name="P18" style:family="paragraph">
      <loext:graphic-properties draw:fill-color="#b3cac7"/>
      <style:paragraph-properties fo:text-align="center" style:writing-mode="lr-tb"/>
      <style:text-properties fo:font-size="10pt" style:font-size-asian="10pt" style:font-size-complex="10pt"/>
    </style:style>
    <style:style style:name="P19" style:family="paragraph">
      <loext:graphic-properties draw:fill-color="#b4c7dc"/>
      <style:paragraph-properties fo:text-align="center" style:writing-mode="lr-tb"/>
      <style:text-properties fo:font-size="10pt" style:font-size-asian="10pt" style:font-size-complex="10pt"/>
    </style:style>
    <style:style style:name="P20" style:family="paragraph">
      <loext:graphic-properties draw:fill-color="#729fcf"/>
      <style:paragraph-properties fo:text-align="center" style:writing-mode="lr-tb"/>
      <style:text-properties fo:font-size="10pt" style:font-size-asian="10pt" style:font-size-complex="10pt"/>
    </style:style>
    <style:style style:name="P21" style:family="paragraph">
      <loext:graphic-properties draw:fill-color="#168253"/>
      <style:paragraph-properties fo:text-align="center" style:writing-mode="lr-tb"/>
      <style:text-properties fo:font-size="10pt" style:font-size-asian="10pt" style:font-size-complex="10pt"/>
    </style:style>
    <style:style style:name="P22" style:family="paragraph">
      <loext:graphic-properties draw:fill-color="#81aca6"/>
      <style:paragraph-properties fo:text-align="center" style:writing-mode="lr-tb"/>
    </style:style>
    <style:style style:name="P23" style:family="paragraph">
      <loext:graphic-properties draw:fill-color="#729fcf"/>
      <style:paragraph-properties fo:text-align="center" style:writing-mode="lr-tb"/>
    </style:style>
    <style:style style:name="P24" style:family="paragraph">
      <loext:graphic-properties draw:fill-color="#3465a4"/>
      <style:paragraph-properties fo:text-align="center" style:writing-mode="lr-tb"/>
      <style:text-properties fo:font-size="10pt" style:font-size-asian="10pt" style:font-size-complex="10pt"/>
    </style:style>
    <style:style style:name="P25" style:family="paragraph">
      <style:paragraph-properties fo:text-align="center"/>
      <style:text-properties fo:font-size="14pt" style:font-size-asian="14pt" style:font-size-complex="14pt"/>
    </style:style>
    <style:style style:name="P26" style:family="paragraph">
      <loext:graphic-properties draw:fill-color="#b4c7dc"/>
      <style:paragraph-properties fo:text-align="center" style:writing-mode="lr-tb"/>
      <style:text-properties fo:font-size="14pt" style:font-size-asian="14pt" style:font-size-complex="14pt"/>
    </style:style>
    <style:style style:name="P27" style:family="paragraph">
      <loext:graphic-properties draw:fill-color="#b4c7dc"/>
      <style:paragraph-properties fo:text-align="center"/>
    </style:style>
    <style:style style:name="P28" style:family="paragraph">
      <loext:graphic-properties draw:fill-color="#afd095"/>
      <style:paragraph-properties fo:text-align="center" style:writing-mode="lr-tb"/>
      <style:text-properties fo:font-size="10pt" style:font-size-asian="10pt" style:font-size-complex="10pt"/>
    </style:style>
    <style:style style:name="P29" style:family="paragraph">
      <style:paragraph-properties fo:margin-left="0cm" fo:margin-right="0cm" fo:margin-top="0cm" fo:margin-bottom="0cm" fo:line-height="100%" fo:text-align="center" fo:text-indent="0cm"/>
      <style:text-properties fo:font-size="10pt" style:font-size-asian="10pt" style:font-size-complex="10pt"/>
    </style:style>
    <style:style style:name="P30" style:family="paragraph">
      <loext:graphic-properties draw:fill-color="#168253"/>
      <style:paragraph-properties fo:margin-left="0cm" fo:margin-right="0cm" fo:margin-top="0cm" fo:margin-bottom="0cm" fo:line-height="100%" fo:text-align="center" fo:text-indent="0cm" style:writing-mode="lr-tb"/>
      <style:text-properties fo:font-size="10pt" style:font-size-asian="10pt" style:font-size-complex="10pt"/>
    </style:style>
    <style:style style:name="P31" style:family="paragraph">
      <loext:graphic-properties draw:fill-color="#afd095"/>
      <style:paragraph-properties fo:margin-left="0cm" fo:margin-right="0cm" fo:margin-top="0cm" fo:margin-bottom="0cm" fo:line-height="100%" fo:text-align="center" fo:text-indent="0cm" style:writing-mode="lr-tb"/>
      <style:text-properties fo:font-size="10pt" style:font-size-asian="10pt" style:font-size-complex="10pt"/>
    </style:style>
    <style:style style:name="P32" style:family="paragraph">
      <loext:graphic-properties draw:fill-color="#fff5ce"/>
      <style:paragraph-properties fo:text-align="center" style:writing-mode="lr-tb"/>
      <style:text-properties fo:font-size="10pt" style:font-size-asian="10pt" style:font-size-complex="10pt"/>
    </style:style>
    <style:style style:name="P33" style:family="paragraph">
      <loext:graphic-properties draw:fill-color="#fff5ce"/>
      <style:paragraph-properties fo:margin-left="0cm" fo:margin-right="0cm" fo:margin-top="0cm" fo:margin-bottom="0cm" fo:line-height="100%" fo:text-align="center" fo:text-indent="0cm" style:writing-mode="lr-tb"/>
      <style:text-properties fo:font-size="10pt" style:font-size-asian="10pt" style:font-size-complex="10pt"/>
    </style:style>
    <style:style style:name="P34" style:family="paragraph">
      <loext:graphic-properties draw:fill-color="#ffffff"/>
      <style:paragraph-properties fo:text-align="center" style:writing-mode="lr-tb"/>
    </style:style>
    <style:style style:name="P35" style:family="paragraph">
      <loext:graphic-properties draw:fill-color="#cccccc"/>
      <style:paragraph-properties fo:margin-left="0cm" fo:margin-right="0cm" fo:margin-top="0cm" fo:margin-bottom="0cm" fo:line-height="100%" fo:text-align="center" fo:text-indent="0cm" style:writing-mode="lr-tb"/>
      <style:text-properties fo:font-size="10pt" style:font-size-asian="10pt" style:font-size-complex="10pt"/>
    </style:style>
    <style:style style:name="P36" style:family="paragraph">
      <loext:graphic-properties draw:fill-color="#ffffff" draw:opacity="0%"/>
      <style:paragraph-properties fo:text-align="center"/>
    </style:style>
    <style:style style:name="T1" style:family="text">
      <style:text-properties fo:font-size="10pt" style:font-size-asian="12pt" style:font-size-complex="12pt"/>
    </style:style>
    <style:style style:name="T2" style:family="text">
      <style:text-properties fo:font-size="10pt" style:font-size-asian="10pt" style:font-size-complex="10pt"/>
    </style:style>
    <style:style style:name="T3" style:family="text">
      <style:text-properties fo:font-size="18pt"/>
    </style:style>
    <style:style style:name="T4" style:family="text">
      <style:text-properties fo:font-size="14pt"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222cm" svg:height="1.27cm" svg:x="6.08cm" svg:y="6.08cm">
          <text:p text:style-name="P1"><text:span text:style-name="T1">Command Line Interface</text:span></text:p>
          <draw:enhanced-geometry svg:viewBox="0 0 21600 21600" draw:mirror-horizontal="false" draw:mirror-vertical="false" draw:type="rectangle" draw:enhanced-path="M 0 0 L 21600 0 21600 21600 0 21600 0 0 Z N"/>
        </draw:custom-shape>
        <draw:custom-shape draw:style-name="gr2" draw:text-style-name="P2" xml:id="id2" draw:id="id2" draw:layer="layout" svg:width="0.635cm" svg:height="5.08cm" svg:x="10.207cm" svg:y="4.17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3" draw:text-style-name="P2" xml:id="id16" draw:id="id16" draw:layer="layout" svg:width="3.81cm" svg:height="1.27cm" svg:x="10.842cm" svg:y="4.492cm">
          <text:p text:style-name="P1"><text:span text:style-name="T1">CommandProcessor</text:span></text:p>
          <text:p text:style-name="P1"><text:span text:style-name="T1">AIA Protocol Client</text:span></text:p>
          <draw:enhanced-geometry svg:viewBox="0 0 21600 21600" draw:mirror-horizontal="false" draw:mirror-vertical="false" draw:type="rectangle" draw:enhanced-path="M 0 0 L 21600 0 21600 21600 0 21600 0 0 Z N"/>
        </draw:custom-shape>
        <draw:custom-shape draw:style-name="gr3" draw:text-style-name="P2" xml:id="id9" draw:id="id9" draw:layer="layout" svg:width="3.81cm" svg:height="1.27cm" svg:x="10.842cm" svg:y="7.667cm">
          <text:p text:style-name="P1"><text:span text:style-name="T1">CommandProcessor</text:span></text:p>
          <text:p text:style-name="P1"><text:span text:style-name="T1">Direct Connect</text:span></text:p>
          <draw:enhanced-geometry svg:viewBox="0 0 21600 21600" draw:mirror-horizontal="false" draw:mirror-vertical="false" draw:type="rectangle" draw:enhanced-path="M 0 0 L 21600 0 21600 21600 0 21600 0 0 Z N"/>
        </draw:custom-shape>
        <draw:custom-shape draw:style-name="gr3" draw:text-style-name="P2" xml:id="id6" draw:id="id6" draw:layer="layout" svg:width="3.81cm" svg:height="1.27cm" svg:x="10.842cm" svg:y="10.842cm">
          <text:p text:style-name="P1"><text:span text:style-name="T1">AIA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4" draw:text-style-name="P2" xml:id="id7" draw:id="id7" draw:layer="layout" svg:width="0.635cm" svg:height="3.81cm" svg:x="16.24cm" svg:y="8.62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5" draw:text-style-name="P3" draw:layer="layout" svg:x1="8.302cm" svg:y1="6.715cm" svg:x2="10.207cm" svg:y2="6.715cm" draw:start-shape="id1" draw:start-glue-point="1" draw:end-shape="id2" svg:d="M8302 6715h1905" svg:viewBox="0 0 1906 1">
          <text:p/>
        </draw:connector>
        <draw:custom-shape draw:style-name="gr3" draw:text-style-name="P2" xml:id="id8" draw:id="id8" draw:layer="layout" svg:width="3.81cm" svg:height="1.27cm" svg:x="10.842cm" svg:y="13.383cm">
          <text:p text:style-name="P1"><text:span text:style-name="T1">TCP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1" draw:text-style-name="P2" xml:id="id10" draw:id="id10" draw:layer="layout" svg:width="2.222cm" svg:height="1.27cm" svg:x="16.875cm" svg:y="10.842cm">
          <text:p text:style-name="P1"><text:span text:style-name="T1">Command Manager</text:span></text:p>
          <draw:enhanced-geometry svg:viewBox="0 0 21600 21600" draw:mirror-horizontal="false" draw:mirror-vertical="false" draw:type="rectangle" draw:enhanced-path="M 0 0 L 21600 0 21600 21600 0 21600 0 0 Z N"/>
        </draw:custom-shape>
        <draw:custom-shape draw:style-name="gr6" draw:text-style-name="P2" xml:id="id4" draw:id="id4" draw:layer="layout" svg:width="0.635cm" svg:height="1.905cm" svg:x="5.445cm" svg:y="5.762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7" draw:text-style-name="P2" xml:id="id13" draw:id="id13" draw:layer="layout" svg:width="0.635cm" svg:height="4.445cm" svg:x="10.207cm" svg:y="10.52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1" draw:text-style-name="P2" xml:id="id5" draw:id="id5" draw:layer="layout" svg:width="2.222cm" svg:height="1.27cm" svg:x="1.317cm" svg:y="4.492cm">
          <text:p text:style-name="P1"><text:span text:style-name="T1">Console</text:span></text:p>
          <draw:enhanced-geometry svg:viewBox="0 0 21600 21600" draw:mirror-horizontal="false" draw:mirror-vertical="false" draw:type="rectangle" draw:enhanced-path="M 0 0 L 21600 0 21600 21600 0 21600 0 0 Z N"/>
        </draw:custom-shape>
        <draw:custom-shape draw:style-name="gr8" draw:text-style-name="P4" xml:id="id3" draw:id="id3" draw:layer="layout" svg:width="2.222cm" svg:height="1.27cm" svg:x="1.317cm" svg:y="7.985cm">
          <text:p text:style-name="P1"><text:span text:style-name="T1">API Library</text:span></text:p>
          <draw:enhanced-geometry svg:viewBox="0 0 21600 21600" draw:mirror-horizontal="false" draw:mirror-vertical="false" draw:type="rectangle" draw:enhanced-path="M 0 0 L 21600 0 21600 21600 0 21600 0 0 Z N"/>
        </draw:custom-shape>
        <draw:connector draw:style-name="gr9" draw:text-style-name="P3" draw:layer="layout" svg:x1="3.539cm" svg:y1="8.62cm" svg:x2="5.445cm" svg:y2="6.714cm" draw:start-shape="id3" draw:start-glue-point="1" draw:end-shape="id4" draw:end-glue-point="3" svg:d="M3539 8620h953v-1906h953" svg:viewBox="0 0 1907 1907">
          <text:p/>
        </draw:connector>
        <draw:connector draw:style-name="gr5" draw:text-style-name="P3" draw:layer="layout" svg:x1="3.539cm" svg:y1="5.127cm" svg:x2="5.445cm" svg:y2="6.714cm" draw:start-shape="id5" draw:start-glue-point="1" draw:end-shape="id4" draw:end-glue-point="3" svg:d="M3539 5127h953v1587h953" svg:viewBox="0 0 1907 1588">
          <text:p/>
        </draw:connector>
        <draw:connector draw:style-name="gr10" draw:text-style-name="P3" draw:layer="layout" svg:x1="14.652cm" svg:y1="11.477cm" svg:x2="16.24cm" svg:y2="10.525cm" draw:start-shape="id6" draw:start-glue-point="1" draw:end-shape="id7" draw:end-glue-point="3" svg:d="M14652 11477h794v-952h794" svg:viewBox="0 0 1589 953">
          <text:p/>
        </draw:connector>
        <draw:connector draw:style-name="gr9" draw:text-style-name="P3" draw:layer="layout" svg:x1="14.652cm" svg:y1="14.018cm" svg:x2="16.24cm" svg:y2="10.525cm" draw:start-shape="id8" draw:start-glue-point="1" draw:end-shape="id7" svg:d="M14652 14018h794v-3493h794" svg:viewBox="0 0 1589 3494">
          <text:p/>
        </draw:connector>
        <draw:connector draw:style-name="gr9" draw:text-style-name="P3" draw:layer="layout" svg:x1="14.652cm" svg:y1="8.302cm" svg:x2="16.24cm" svg:y2="10.525cm" draw:start-shape="id9" draw:start-glue-point="1" draw:end-shape="id7" draw:end-glue-point="3" svg:d="M14652 8302h794v2223h794" svg:viewBox="0 0 1589 2224">
          <text:p/>
        </draw:connector>
        <draw:custom-shape draw:style-name="gr1" draw:text-style-name="P2" xml:id="id11" draw:id="id11" draw:layer="layout" svg:width="2.222cm" svg:height="1.27cm" svg:x="20.05cm" svg:y="10.842cm">
          <text:p text:style-name="P1"><text:span text:style-name="T1">Plugin Manager</text:span></text:p>
          <draw:enhanced-geometry svg:viewBox="0 0 21600 21600" draw:mirror-horizontal="false" draw:mirror-vertical="false" draw:type="rectangle" draw:enhanced-path="M 0 0 L 21600 0 21600 21600 0 21600 0 0 Z N"/>
        </draw:custom-shape>
        <draw:connector draw:style-name="gr10" draw:text-style-name="P3" draw:layer="layout" svg:x1="19.097cm" svg:y1="11.477cm" svg:x2="20.05cm" svg:y2="11.477cm" draw:start-shape="id10" draw:start-glue-point="1" draw:end-shape="id11" draw:end-glue-point="3" svg:d="M19097 11477h953" svg:viewBox="0 0 954 1">
          <text:p/>
        </draw:connector>
        <draw:custom-shape draw:style-name="gr1" draw:text-style-name="P2" xml:id="id12" draw:id="id12" draw:layer="layout" svg:width="2.222cm" svg:height="1.27cm" svg:x="6.08cm" svg:y="12.113cm">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6" draw:text-style-name="P2" xml:id="id19" draw:id="id19" draw:layer="layout" svg:width="0.635cm" svg:height="1.905cm" svg:x="5.445cm" svg:y="11.795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10" draw:text-style-name="P3" draw:layer="layout" svg:x1="8.302cm" svg:y1="12.748cm" svg:x2="10.207cm" svg:y2="12.747cm" draw:start-shape="id12" draw:start-glue-point="1" draw:end-shape="id13" draw:end-glue-point="3" svg:d="M8302 12748h952v-1h953" svg:viewBox="0 0 1906 2">
          <text:p/>
        </draw:connector>
        <draw:custom-shape draw:style-name="gr1" draw:text-style-name="P2" xml:id="id14" draw:id="id14" draw:layer="layout" svg:width="2.222cm" svg:height="1.27cm" svg:x="23.543cm" svg:y="9.255cm">
          <text:p text:style-name="P1"><text:span text:style-name="T1">Plugins</text:span></text:p>
          <draw:enhanced-geometry svg:viewBox="0 0 21600 21600" draw:mirror-horizontal="false" draw:mirror-vertical="false" draw:type="rectangle" draw:enhanced-path="M 0 0 L 21600 0 21600 21600 0 21600 0 0 Z N"/>
        </draw:custom-shape>
        <draw:custom-shape draw:style-name="gr1" draw:text-style-name="P2" xml:id="id15" draw:id="id15" draw:layer="layout" svg:width="2.222cm" svg:height="1.27cm" svg:x="23.543cm" svg:y="12.43cm">
          <text:p text:style-name="P1"><text:span text:style-name="T1">Plugin Context List</text:span></text:p>
          <draw:enhanced-geometry svg:viewBox="0 0 21600 21600" draw:mirror-horizontal="false" draw:mirror-vertical="false" draw:type="rectangle" draw:enhanced-path="M 0 0 L 21600 0 21600 21600 0 21600 0 0 Z N"/>
        </draw:custom-shape>
        <draw:connector draw:style-name="gr11" draw:text-style-name="P5" draw:layer="layout" svg:x1="22.272cm" svg:y1="11.477cm" svg:x2="23.543cm" svg:y2="9.89cm" draw:start-shape="id11" draw:start-glue-point="1" draw:end-shape="id14" draw:end-glue-point="3" svg:d="M22272 11477h636v-1587h635" svg:viewBox="0 0 1272 1588">
          <text:p/>
        </draw:connector>
        <draw:connector draw:style-name="gr11" draw:text-style-name="P5" draw:layer="layout" svg:x1="22.272cm" svg:y1="11.477cm" svg:x2="23.543cm" svg:y2="13.065cm" draw:start-shape="id11" draw:start-glue-point="1" draw:end-shape="id15" draw:end-glue-point="3" svg:d="M22272 11477h636v1588h635" svg:viewBox="0 0 1272 1589">
          <text:p/>
        </draw:connector>
        <draw:custom-shape draw:style-name="gr12" draw:text-style-name="P7" xml:id="id17" draw:id="id17" draw:layer="layout" svg:width="3.176cm" svg:height="1.905cm" svg:x="16.174cm" svg:y="4.175cm">
          <text:p text:style-name="P6"><text:span text:style-name="T2">Transport</text:span></text:p>
          <text:p text:style-name="P6"><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3" draw:layer="layout" svg:x1="14.652cm" svg:y1="5.127cm" svg:x2="16.174cm" svg:y2="5.127cm" draw:start-shape="id16" draw:start-glue-point="1" draw:end-shape="id17" draw:end-glue-point="3" svg:d="M14652 5127h1522" svg:viewBox="0 0 1523 1">
          <text:p/>
        </draw:connector>
        <draw:custom-shape draw:style-name="gr13" draw:text-style-name="P7" xml:id="id18" draw:id="id18" draw:layer="layout" svg:width="3.175cm" svg:height="1.905cm" svg:x="1.3cm" svg:y="11.795cm">
          <text:p text:style-name="P6"><text:span text:style-name="T2">Transport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3" draw:layer="layout" svg:x1="4.475cm" svg:y1="12.747cm" svg:x2="5.445cm" svg:y2="12.747cm" draw:start-shape="id18" draw:start-glue-point="1" draw:end-shape="id19" draw:end-glue-point="3" svg:d="M4475 12747h970" svg:viewBox="0 0 971 1">
          <text:p/>
        </draw:connector>
        <draw:custom-shape draw:style-name="gr8" draw:text-style-name="P4" draw:layer="layout" svg:width="2.222cm" svg:height="1.27cm" svg:x="16.875cm" svg:y="8.937cm">
          <text:p text:style-name="P1"><text:span text:style-name="T1">API Library</text:span></text:p>
          <draw:enhanced-geometry svg:viewBox="0 0 21600 21600" draw:mirror-horizontal="false" draw:mirror-vertical="false" draw:type="rectangle" draw:enhanced-path="M 0 0 L 21600 0 21600 21600 0 21600 0 0 Z N"/>
        </draw:custom-shape>
        <draw:custom-shape draw:style-name="gr14" draw:text-style-name="P8" draw:layer="layout" svg:width="1.905cm" svg:height="0.953cm" svg:x="17.827cm" svg:y="12.112cm">
          <text:p text:style-name="P6"><text:span text:style-name="T2">Listener</text:span></text:p>
          <draw:enhanced-geometry svg:viewBox="0 0 21600 21600" draw:type="rectangle" draw:enhanced-path="M 0 0 L 21600 0 21600 21600 0 21600 0 0 Z N"/>
        </draw:custom-shape>
      </draw:page>
      <draw:page draw:name="page2" draw:style-name="dp1" draw:master-page-name="Default">
        <draw:custom-shape draw:style-name="gr15" draw:text-style-name="P8" draw:layer="layout" svg:width="2.222cm" svg:height="0.953cm" svg:x="10.842cm" svg:y="5.127cm">
          <text:p text:style-name="P6"><text:span text:style-name="T2">Console</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5.127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13.0003961409138cm)" svg:viewBox="0 0 14654 6447" svg:d="M14654 0c-7563 2-14654 6447-14654 6447">
          <text:p/>
        </draw:path>
        <draw:path draw:style-name="gr18" draw:text-style-name="P9" draw:layer="layout" svg:width="14.653cm" svg:height="6.448cm" draw:transform="skewX (0.386066830541146) rotate (0.492008316137202) translate (11.892cm 5.124cm)" svg:viewBox="0 0 14654 6449" svg:d="M0 0c7564 1 14654 6449 14654 6449">
          <text:p/>
        </draw:path>
        <draw:custom-shape draw:style-name="gr19" draw:text-style-name="P7" draw:layer="layout" svg:width="2.539cm" svg:height="0.952cm" svg:x="2.905cm" svg:y="9.891cm">
          <text:p text:style-name="P6"><text:span text:style-name="T2">Broadcast</text:span></text:p>
          <draw:enhanced-geometry svg:viewBox="0 0 21600 21600" draw:type="rectangle" draw:enhanced-path="M 0 0 L 21600 0 21600 21600 0 21600 0 0 Z N"/>
        </draw:custom-shape>
        <draw:custom-shape draw:style-name="gr19" draw:text-style-name="P7" draw:layer="layout" svg:width="2.539cm" svg:height="0.952cm" svg:x="2.906cm" svg:y="13.065cm">
          <text:p text:style-name="P6"><text:span text:style-name="T2">Response</text:span></text:p>
          <draw:enhanced-geometry svg:viewBox="0 0 21600 21600" draw:type="rectangle" draw:enhanced-path="M 0 0 L 21600 0 21600 21600 0 21600 0 0 Z N"/>
        </draw:custom-shape>
        <draw:custom-shape draw:style-name="gr19" draw:text-style-name="P7" draw:layer="layout" svg:width="2.539cm" svg:height="0.952cm" svg:x="2.905cm" svg:y="11.478cm">
          <text:p text:style-name="P6"><text:span text:style-name="T2">Subscription</text:span></text:p>
          <draw:enhanced-geometry svg:viewBox="0 0 21600 21600" draw:type="rectangle" draw:enhanced-path="M 0 0 L 21600 0 21600 21600 0 21600 0 0 Z N"/>
        </draw:custom-shape>
        <draw:custom-shape draw:style-name="gr15" draw:text-style-name="P8" draw:layer="layout" svg:width="2.222cm" svg:height="0.953cm" svg:x="10.842cm" svg:y="9.89cm">
          <text:p text:style-name="P6"><text:span text:style-name="T2">Ap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9.89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17.7633961409138cm)" svg:viewBox="0 0 14654 6447" svg:d="M14654 0c-7563 2-14654 6447-14654 6447">
          <text:p/>
        </draw:path>
        <draw:path draw:style-name="gr18" draw:text-style-name="P9" draw:layer="layout" svg:width="14.653cm" svg:height="6.448cm" draw:transform="skewX (0.386066830541146) rotate (0.492008316137202) translate (11.892cm 9.887cm)" svg:viewBox="0 0 14654 6449" svg:d="M0 0c7564 1 14654 6449 14654 6449">
          <text:p/>
        </draw:path>
        <draw:custom-shape draw:style-name="gr15" draw:text-style-name="P8" draw:layer="layout" svg:width="2.222cm" svg:height="0.953cm" svg:x="10.842cm" svg:y="14.656cm">
          <text:p text:style-name="P6"><text:span text:style-name="T2">Server</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14.656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22.5293961409138cm)" svg:viewBox="0 0 14654 6447" svg:d="M14654 0c-7563 2-14654 6447-14654 6447">
          <text:p/>
        </draw:path>
        <draw:path draw:style-name="gr18" draw:text-style-name="P9" draw:layer="layout" svg:width="14.653cm" svg:height="6.448cm" draw:transform="skewX (0.386066830541146) rotate (0.492008316137202) translate (11.892cm 14.653cm)" svg:viewBox="0 0 14654 6449" svg:d="M0 0c7564 1 14654 6449 14654 6449">
          <text:p/>
        </draw:path>
        <draw:custom-shape draw:style-name="gr20" draw:text-style-name="P10" draw:layer="layout" svg:width="3.81cm" svg:height="0.952cm" svg:x="2.27cm" svg:y="7.032cm">
          <text:p text:style-name="P6"><text:span text:style-name="T2">Message Type</text:span></text:p>
          <draw:enhanced-geometry svg:viewBox="0 0 21600 21600" draw:type="rectangle" draw:enhanced-path="M 0 0 L 21600 0 21600 21600 0 21600 0 0 Z N"/>
        </draw:custom-shape>
      </draw:page>
      <draw:page draw:name="page3" draw:style-name="dp1" draw:master-page-name="Default">
        <draw:custom-shape draw:style-name="gr21" draw:text-style-name="P8" draw:layer="layout" svg:width="2.223cm" svg:height="0.953cm" svg:x="15.922cm" svg:y="5.445cm">
          <text:p text:style-name="P6"><text:span text:style-name="T2">Server</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5.445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0.927cm" svg:height="5.658cm" draw:transform="skewX (-0.616973890579995) rotate (2.45567825755602) translate (25.0025629061925cm 13.3198549251365cm)" svg:viewBox="0 0 10928 5659" svg:d="M10928 0c-5638 1-10928 5659-10928 5659">
          <text:p/>
        </draw:path>
        <draw:path draw:style-name="gr18" draw:text-style-name="P9" draw:layer="layout" svg:width="10.92cm" svg:height="5.659cm" draw:transform="skewX (0.616101225953999) rotate (0.686088928958971) translate (16.6091922187458cm 5.44200000000001cm)" svg:viewBox="0 0 10921 5660" svg:d="M0 0c5639 1 10921 5660 10921 5660">
          <text:p/>
        </draw:path>
        <draw:custom-shape draw:style-name="gr19" draw:text-style-name="P7" draw:layer="layout" svg:width="2.539cm" svg:height="0.952cm" svg:x="1.318cm" svg:y="8.302cm">
          <text:p text:style-name="P6"><text:span text:style-name="T2">External</text:span></text:p>
          <text:p text:style-name="P6"><text:span text:style-name="T2">Broadcast</text:span></text:p>
          <draw:enhanced-geometry svg:viewBox="0 0 21600 21600" draw:type="rectangle" draw:enhanced-path="M 0 0 L 21600 0 21600 21600 0 21600 0 0 Z N"/>
        </draw:custom-shape>
        <draw:custom-shape draw:style-name="gr19" draw:text-style-name="P7" draw:layer="layout" svg:width="2.539cm" svg:height="0.952cm" svg:x="1.318cm" svg:y="16.875cm">
          <text:p text:style-name="P6"><text:span text:style-name="T2">Response</text:span></text:p>
          <draw:enhanced-geometry svg:viewBox="0 0 21600 21600" draw:type="rectangle" draw:enhanced-path="M 0 0 L 21600 0 21600 21600 0 21600 0 0 Z N"/>
        </draw:custom-shape>
        <draw:custom-shape draw:style-name="gr19" draw:text-style-name="P7" draw:layer="layout" svg:width="2.539cm" svg:height="0.952cm" svg:x="1.317cm" svg:y="13.383cm">
          <text:p text:style-name="P6"><text:span text:style-name="T2">Subscription</text:span></text:p>
          <draw:enhanced-geometry svg:viewBox="0 0 21600 21600" draw:type="rectangle" draw:enhanced-path="M 0 0 L 21600 0 21600 21600 0 21600 0 0 Z N"/>
        </draw:custom-shape>
        <draw:custom-shape draw:style-name="gr20" draw:text-style-name="P10" draw:layer="layout" svg:width="3.81cm" svg:height="0.952cm" svg:x="2.27cm" svg:y="6.081cm">
          <text:p text:style-name="P6"><text:span text:style-name="T2">Message Type</text:span></text:p>
          <draw:enhanced-geometry svg:viewBox="0 0 21600 21600" draw:type="rectangle" draw:enhanced-path="M 0 0 L 21600 0 21600 21600 0 21600 0 0 Z N"/>
        </draw:custom-shape>
        <draw:custom-shape draw:style-name="gr21" draw:text-style-name="P8" draw:layer="layout" svg:width="2.223cm" svg:height="0.953cm" svg:x="11.159cm" svg:y="3.858cm">
          <text:p text:style-name="P6"><text:span text:style-name="T2">User1</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2.223cm" svg:height="0.953cm" svg:x="11.159cm" svg:y="5.445cm">
          <text:p text:style-name="P6"><text:span text:style-name="T2">User1</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2.223cm" svg:height="0.953cm" svg:x="11.16cm" svg:y="7.032cm">
          <text:p text:style-name="P6"><text:span text:style-name="T2">User1</text:span></text:p>
          <draw:enhanced-geometry svg:viewBox="0 0 21600 21600" draw:mirror-horizontal="false" draw:mirror-vertical="false" draw:type="rectangle" draw:enhanced-path="M 0 0 L 21600 0 21600 21600 0 21600 0 0 Z N"/>
        </draw:custom-shape>
        <draw:line draw:style-name="gr22" draw:text-style-name="P9" draw:layer="layout" svg:x1="15.922cm" svg:y1="6.08cm" svg:x2="13.382cm" svg:y2="4.175cm">
          <text:p/>
        </draw:line>
        <draw:line draw:style-name="gr23" draw:text-style-name="P9" draw:layer="layout" svg:x1="15.922cm" svg:y1="6.08cm" svg:x2="13.382cm" svg:y2="6.08cm">
          <text:p/>
        </draw:line>
        <draw:line draw:style-name="gr24" draw:text-style-name="P9" draw:layer="layout" svg:x1="15.922cm" svg:y1="6.08cm" svg:x2="13.382cm" svg:y2="7.668cm">
          <text:p/>
        </draw:line>
        <draw:custom-shape draw:style-name="gr25" draw:text-style-name="P12" draw:layer="layout" svg:width="20.638cm" svg:height="1.904cm" svg:x="4.492cm" svg:y="8.303cm">
          <text:p text:style-name="P11"><text:span text:style-name="T2">El mensaje se envia a todos los registrados en el servidor.</text:span></text:p>
          <text:p text:style-name="P11"><text:span text:style-name="T2">- Solo la aplicacion envia mensajes de Broadcast.</text:span></text:p>
          <text:p text:style-name="P11"><text:span text:style-name="T2">- Mensajes reservados para notificaciones globales.</text:span></text:p>
          <draw:enhanced-geometry svg:viewBox="0 0 21600 21600" draw:type="rectangle" draw:enhanced-path="M 0 0 L 21600 0 21600 21600 0 21600 0 0 Z N"/>
        </draw:custom-shape>
        <draw:custom-shape draw:style-name="gr26" draw:text-style-name="P12" draw:layer="layout" svg:width="20.638cm" svg:height="3.175cm" svg:x="4.492cm" svg:y="13.382cm">
          <text:p text:style-name="P11"><text:span text:style-name="T2">El mensaje se envia a quienes se hayan subscrito a un tipo evento.</text:span></text:p>
          <text:p text:style-name="P11"><text:span text:style-name="T2">-Los tipos de evento son particulares de cada Componente, y es el componente que <text:s/>eventos estan disponibles para subscripcion.</text:span></text:p>
          <draw:enhanced-geometry svg:viewBox="0 0 21600 21600" draw:type="rectangle" draw:enhanced-path="M 0 0 L 21600 0 21600 21600 0 21600 0 0 Z N"/>
        </draw:custom-shape>
        <draw:custom-shape draw:style-name="gr27" draw:text-style-name="P12" draw:layer="layout" svg:width="20.638cm" svg:height="3.174cm" svg:x="4.492cm" svg:y="16.875cm">
          <text:p text:style-name="P11"><text:span text:style-name="T2">El mensaje se envia en respuesta a un mensaje original envaido por el usuario.</text:span></text:p>
          <draw:enhanced-geometry svg:viewBox="0 0 21600 21600" draw:type="rectangle" draw:enhanced-path="M 0 0 L 21600 0 21600 21600 0 21600 0 0 Z N"/>
        </draw:custom-shape>
        <draw:custom-shape draw:style-name="gr19" draw:text-style-name="P7" draw:layer="layout" svg:width="2.539cm" svg:height="0.952cm" svg:x="1.318cm" svg:y="10.843cm">
          <text:p text:style-name="P6"><text:span text:style-name="T2">Internal</text:span></text:p>
          <text:p text:style-name="P6"><text:span text:style-name="T2">Broadcast</text:span></text:p>
          <draw:enhanced-geometry svg:viewBox="0 0 21600 21600" draw:type="rectangle" draw:enhanced-path="M 0 0 L 21600 0 21600 21600 0 21600 0 0 Z N"/>
        </draw:custom-shape>
        <draw:custom-shape draw:style-name="gr28" draw:text-style-name="P12" draw:layer="layout" svg:width="20.638cm" svg:height="1.905cm" svg:x="4.492cm" svg:y="10.842cm">
          <text:p text:style-name="P11"><text:span text:style-name="T2">Hay un tipo de broadcast que hace el Plugin cuando envia un mensaje para que se actualize la descipcion de su Componente.</text:span></text:p>
          <draw:enhanced-geometry svg:viewBox="0 0 21600 21600" draw:type="rectangle" draw:enhanced-path="M 0 0 L 21600 0 21600 21600 0 21600 0 0 Z N"/>
        </draw:custom-shape>
      </draw:page>
      <draw:page draw:name="page4" draw:style-name="dp1" draw:master-page-name="Default">
        <draw:custom-shape draw:style-name="gr29" draw:text-style-name="P13" draw:layer="layout" svg:width="17.145cm" svg:height="15.309cm" svg:x="5.227cm" svg:y="2.836cm">
          <text:p/>
          <draw:enhanced-geometry svg:viewBox="0 0 21600 21600" draw:type="rectangle" draw:enhanced-path="M 0 0 L 21600 0 21600 21600 0 21600 0 0 Z N"/>
        </draw:custom-shape>
        <draw:custom-shape draw:style-name="gr30" draw:text-style-name="P15" draw:layer="layout" svg:width="16.51cm" svg:height="1.27cm" svg:x="5.545cm" svg:y="3.115cm">
          <text:p text:style-name="P14"><text:span text:style-name="T3">User</text:span></text:p>
          <draw:enhanced-geometry svg:viewBox="0 0 21600 21600" draw:type="rectangle" draw:enhanced-path="M 0 0 L 21600 0 21600 21600 0 21600 0 0 Z N"/>
        </draw:custom-shape>
        <draw:custom-shape draw:style-name="gr31" draw:text-style-name="P15" draw:layer="layout" svg:width="5.715cm" svg:height="2.54cm" svg:x="8.085cm" svg:y="4.385cm">
          <text:p text:style-name="P14"><text:span text:style-name="T3">Browser</text:span></text:p>
          <draw:enhanced-geometry svg:viewBox="0 0 21600 21600" draw:mirror-horizontal="false" draw:mirror-vertical="false" draw:type="rectangle" draw:enhanced-path="M 0 0 L 21600 0 21600 21600 0 21600 0 0 Z N"/>
        </draw:custom-shape>
        <draw:custom-shape draw:style-name="gr32" draw:text-style-name="P15" draw:layer="layout" svg:width="8.255cm" svg:height="1.27cm" svg:x="13.8cm" svg:y="4.385cm">
          <text:p text:style-name="P14"><text:span text:style-name="T3">AI</text:span></text:p>
          <draw:enhanced-geometry svg:viewBox="0 0 21600 21600" draw:type="rectangle" draw:enhanced-path="M 0 0 L 21600 0 21600 21600 0 21600 0 0 Z N"/>
        </draw:custom-shape>
        <draw:custom-shape draw:style-name="gr32" draw:text-style-name="P15" draw:layer="layout" svg:width="8.255cm" svg:height="1.27cm" svg:x="13.8cm" svg:y="5.655cm">
          <text:p text:style-name="P14"><text:span text:style-name="T3">Console</text:span></text:p>
          <draw:enhanced-geometry svg:viewBox="0 0 21600 21600" draw:type="rectangle" draw:enhanced-path="M 0 0 L 21600 0 21600 21600 0 21600 0 0 Z N"/>
        </draw:custom-shape>
        <draw:custom-shape draw:style-name="gr33" draw:text-style-name="P16" draw:layer="layout" svg:width="5.397cm" svg:height="0.635cm" draw:transform="rotate (1.5707963267949) translate (5.545cm 12.322cm)">
          <text:p text:style-name="P6"><text:span text:style-name="T2">Plugins</text:span></text:p>
          <draw:enhanced-geometry svg:viewBox="0 0 21600 21600" draw:type="rectangle" draw:enhanced-path="M 0 0 L 21600 0 21600 21600 0 21600 0 0 Z N"/>
        </draw:custom-shape>
        <draw:custom-shape draw:style-name="gr34" draw:text-style-name="P17" draw:layer="layout" svg:width="15.88cm" svg:height="5.396cm" svg:x="6.179cm" svg:y="6.926cm">
          <text:p/>
          <draw:enhanced-geometry svg:viewBox="0 0 21600 21600" draw:type="rectangle" draw:enhanced-path="M 0 0 L 21600 0 21600 21600 0 21600 0 0 Z N"/>
        </draw:custom-shape>
        <draw:custom-shape draw:style-name="gr35" draw:text-style-name="P18" draw:layer="layout" svg:width="3.326cm" svg:height="0.635cm" svg:x="6.179cm" svg:y="6.926cm">
          <text:p text:style-name="P6"><text:span text:style-name="T2">Local</text:span></text:p>
          <draw:enhanced-geometry svg:viewBox="0 0 21600 21600" draw:type="rectangle" draw:enhanced-path="M 0 0 L 21600 0 21600 21600 0 21600 0 0 Z N"/>
        </draw:custom-shape>
        <draw:custom-shape draw:style-name="gr36" draw:text-style-name="P15" draw:layer="layout" svg:width="15.882cm" svg:height="5.4cm" svg:x="6.179cm" svg:y="12.322cm">
          <text:p/>
          <draw:enhanced-geometry svg:viewBox="0 0 21600 21600" draw:type="rectangle" draw:enhanced-path="M 0 0 L 21600 0 21600 21600 0 21600 0 0 Z N"/>
        </draw:custom-shape>
        <draw:custom-shape draw:style-name="gr37" draw:text-style-name="P19" draw:layer="layout" svg:width="3.175cm" svg:height="0.635cm" svg:x="6.182cm" svg:y="12.323cm">
          <text:p text:style-name="P6"><text:span text:style-name="T2">Remote</text:span></text:p>
          <draw:enhanced-geometry svg:viewBox="0 0 21600 21600" draw:mirror-horizontal="false" draw:mirror-vertical="false" draw:type="rectangle" draw:enhanced-path="M 0 0 L 21600 0 21600 21600 0 21600 0 0 Z N"/>
        </draw:custom-shape>
        <draw:custom-shape draw:style-name="gr38" draw:text-style-name="P20" draw:layer="layout" svg:width="5.4cm" svg:height="0.635cm" draw:transform="rotate (1.5707963267949) translate (5.545cm 17.722cm)">
          <text:p text:style-name="P6"><text:span text:style-name="T2">Services</text:span></text:p>
          <draw:enhanced-geometry svg:viewBox="0 0 21600 21600" draw:type="rectangle" draw:enhanced-path="M 0 0 L 21600 0 21600 21600 0 21600 0 0 Z N"/>
        </draw:custom-shape>
        <draw:custom-shape draw:style-name="gr39" draw:text-style-name="P21" draw:layer="layout" svg:width="3.61cm" svg:height="2.223cm" svg:x="6.497cm" svg:y="8.477cm">
          <text:p text:style-name="P6"><text:span text:style-name="T2">Connecto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21" draw:layer="layout" svg:width="3.61cm" svg:height="2.223cm" svg:x="9.198cm" svg:y="7.377cm">
          <text:p text:style-name="P6"><text:span text:style-name="T2">Desktop</text:span></text:p>
          <text:p text:style-name="P6"><text:span text:style-name="T2">App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21" draw:layer="layout" svg:width="3.61cm" svg:height="2.223cm" svg:x="9.198cm" svg:y="9.577cm">
          <text:p text:style-name="P6"><text:span text:style-name="T2">Stand Alon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21" draw:layer="layout" svg:width="3.61cm" svg:height="2.223cm" svg:x="11.898cm" svg:y="8.477cm">
          <text:p text:style-name="P6"><text:span text:style-name="T2">O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21" draw:layer="layout" svg:width="3.61cm" svg:height="2.223cm" svg:x="14.598cm" svg:y="7.377cm">
          <text:p text:style-name="P6"><text:span text:style-name="T2">Http Serv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21" draw:layer="layout" svg:width="3.61cm" svg:height="2.223cm" svg:x="14.598cm" svg:y="9.577cm">
          <text:p text:style-name="P6"><text:span text:style-name="T2">IoT</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22" draw:layer="layout" svg:width="2.858cm" svg:height="5.397cm" svg:x="19.197cm" svg:y="6.925cm">
          <text:p text:style-name="P3">Plugin</text:p>
          <text:p text:style-name="P3">Store</text:p>
          <text:p text:style-name="P3">Acces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1" draw:text-style-name="P23" draw:layer="layout" svg:width="2.859cm" svg:height="5.397cm" svg:x="19.197cm" svg:y="12.325cm">
          <text:p text:style-name="P3">Service</text:p>
          <text:p text:style-name="P3">Catalog</text:p>
          <text:p text:style-name="P3">Acces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2" draw:text-style-name="P24" draw:layer="layout" svg:width="3.61cm" svg:height="2.223cm" svg:x="6.498cm" svg:y="13.877cm">
          <text:p text:style-name="P6"><text:span text:style-name="T2">Protocol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24" draw:layer="layout" svg:width="3.61cm" svg:height="2.223cm" svg:x="9.199cm" svg:y="12.777cm">
          <text:p text:style-name="P6"><text:span text:style-name="T2">Saa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24" draw:layer="layout" svg:width="3.61cm" svg:height="2.223cm" svg:x="9.199cm" svg:y="14.977cm">
          <text:p text:style-name="P6"><text:span text:style-name="T2">Search</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24" draw:layer="layout" svg:width="3.61cm" svg:height="2.223cm" svg:x="11.899cm" svg:y="13.877cm">
          <text:p text:style-name="P6"><text:span text:style-name="T2">Busines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24" draw:layer="layout" svg:width="3.61cm" svg:height="2.223cm" svg:x="14.599cm" svg:y="12.777cm">
          <text:p text:style-name="P6"><text:span text:style-name="T2">AI</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24" draw:layer="layout" svg:width="3.61cm" svg:height="2.223cm" svg:x="14.599cm" svg:y="14.977cm">
          <text:p text:style-name="P6"><text:span text:style-name="T2">Source of Truth</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26" draw:layer="layout" svg:width="2.539cm" svg:height="2.54cm" svg:x="5.546cm" svg:y="4.385cm">
          <text:p text:style-name="P25"><text:span text:style-name="T4">OAuth2</text:span></text:p>
          <draw:enhanced-geometry svg:viewBox="0 0 21600 21600" draw:type="rectangle" draw:enhanced-path="M 0 0 L 21600 0 21600 21600 0 21600 0 0 Z N"/>
        </draw:custom-shape>
      </draw:page>
      <draw:page draw:name="page5" draw:style-name="dp1" draw:master-page-name="Default">
        <draw:custom-shape draw:style-name="gr44" draw:text-style-name="P24" xml:id="id24" draw:id="id24" draw:layer="layout" svg:width="1.805cm" svg:height="1.688cm" svg:x="4.022cm" svg:y="12.677cm">
          <text:p text:style-name="P6"><text:span text:style-name="T2">AI</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5" draw:text-style-name="P27" draw:layer="layout" svg:width="8.255cm" svg:height="8.903cm" svg:x="17.611cm" svg:y="9.242cm">
          <text:p/>
          <draw:enhanced-geometry svg:viewBox="0 0 21600 21600" draw:type="rectangle" draw:enhanced-path="M 0 0 L 21600 0 21600 21600 0 21600 0 0 Z N"/>
        </draw:custom-shape>
        <draw:custom-shape draw:style-name="gr46" draw:text-style-name="P18" xml:id="id27" draw:id="id27" draw:layer="layout" svg:width="3.175cm" svg:height="9.207cm" svg:x="12.495cm" svg:y="5.115cm">
          <text:p text:style-name="P6"><text:span text:style-name="T2">Console</text:span></text:p>
          <draw:enhanced-geometry svg:viewBox="0 0 21600 21600" draw:type="rectangle" draw:enhanced-path="M 0 0 L 21600 0 21600 21600 0 21600 0 0 Z N"/>
        </draw:custom-shape>
        <draw:custom-shape draw:style-name="gr47" draw:text-style-name="P27" draw:layer="layout" svg:width="8.255cm" svg:height="4.445cm" svg:x="17.613cm" svg:y="3.857cm">
          <text:p/>
          <draw:enhanced-geometry svg:viewBox="0 0 21600 21600" draw:type="rectangle" draw:enhanced-path="M 0 0 L 21600 0 21600 21600 0 21600 0 0 Z N"/>
        </draw:custom-shape>
        <draw:custom-shape draw:style-name="gr48" draw:text-style-name="P28" xml:id="id23" draw:id="id23" draw:layer="layout" svg:width="3.493cm" svg:height="0.623cm" svg:x="7.097cm" svg:y="9.402cm">
          <text:p text:style-name="P6"><text:span text:style-name="T2">AIA – Server - Tool</text:span></text:p>
          <draw:enhanced-geometry svg:viewBox="0 0 21600 21600" draw:type="rectangle" draw:enhanced-path="M 0 0 L 21600 0 21600 21600 0 21600 0 0 Z N"/>
        </draw:custom-shape>
        <draw:custom-shape draw:style-name="gr49" draw:text-style-name="P24" xml:id="id22" draw:id="id22" draw:layer="layout" svg:width="2.54cm" svg:height="0.952cm" svg:x="7.576cm" svg:y="13.052cm">
          <text:p text:style-name="P6"><text:span text:style-name="T2">Console</text:span></text:p>
          <draw:enhanced-geometry svg:viewBox="0 0 21600 21600" draw:type="rectangle" draw:enhanced-path="M 0 0 L 21600 0 21600 21600 0 21600 0 0 Z N"/>
        </draw:custom-shape>
        <draw:connector draw:style-name="gr50" draw:text-style-name="P3" draw:layer="layout" svg:x1="15.352cm" svg:y1="5.91cm" svg:x2="17.929cm" svg:y2="4.955cm" draw:start-shape="id20" draw:start-glue-point="1" draw:end-shape="id21" draw:end-glue-point="3" svg:d="M15352 5910h1289v-955h1288" svg:viewBox="0 0 2578 956">
          <text:p/>
        </draw:connector>
        <draw:connector draw:style-name="gr50" draw:text-style-name="P3" draw:layer="layout" svg:x1="8.846cm" svg:y1="13.052cm" svg:x2="8.843cm" svg:y2="10.025cm" draw:start-shape="id22" draw:start-glue-point="0" draw:end-shape="id23" draw:end-glue-point="2" svg:d="M8846 13052v-1514h-3v-1513" svg:viewBox="0 0 4 3028">
          <text:p/>
        </draw:connector>
        <draw:connector draw:style-name="gr50" draw:text-style-name="P6" draw:layer="layout" svg:x1="5.827cm" svg:y1="13.521cm" svg:x2="7.576cm" svg:y2="13.528cm" draw:start-shape="id24" draw:start-glue-point="1" draw:end-shape="id22" draw:end-glue-point="3" svg:d="M5827 13521h875v7h874" svg:viewBox="0 0 1750 8">
          <text:p/>
        </draw:connector>
        <draw:connector draw:style-name="gr51" draw:text-style-name="P6" draw:layer="layout" svg:x1="2.494cm" svg:y1="7.35cm" svg:x2="3.954cm" svg:y2="3.382cm" draw:start-shape="id25" draw:start-glue-point="4" draw:end-shape="id26" draw:end-glue-point="3" svg:d="M2494 7350v-3968h1460" svg:viewBox="0 0 1461 3969">
          <text:p text:style-name="P3"><text:span text:style-name="T2">Browse</text:span></text:p>
        </draw:connector>
        <draw:connector draw:style-name="gr51" draw:text-style-name="P6" draw:layer="layout" svg:x1="2.494cm" svg:y1="8.938cm" svg:x2="4.022cm" svg:y2="13.521cm" draw:start-shape="id25" draw:start-glue-point="8" draw:end-shape="id24" draw:end-glue-point="3" svg:d="M2494 8938v4583h1528" svg:viewBox="0 0 1529 4584">
          <text:p text:style-name="P3"><text:span text:style-name="T2">Speak</text:span></text:p>
          <text:p text:style-name="P3"><text:span text:style-name="T2">Write,</text:span></text:p>
          <text:p text:style-name="P3"><text:span text:style-name="T2">Other</text:span></text:p>
        </draw:connector>
        <draw:custom-shape draw:style-name="gr49" draw:text-style-name="P24" xml:id="id26" draw:id="id26" draw:layer="layout" svg:width="2.54cm" svg:height="0.952cm" svg:x="3.954cm" svg:y="2.906cm">
          <text:p text:style-name="P6"><text:span text:style-name="T2">Browser</text:span></text:p>
          <draw:enhanced-geometry svg:viewBox="0 0 21600 21600" draw:type="rectangle" draw:enhanced-path="M 0 0 L 21600 0 21600 21600 0 21600 0 0 Z N"/>
        </draw:custom-shape>
        <draw:connector draw:style-name="gr50" draw:text-style-name="P3" draw:layer="layout" svg:x1="6.494cm" svg:y1="3.382cm" svg:x2="19.517cm" svg:y2="4.479cm" draw:start-shape="id26" draw:start-glue-point="1" draw:end-shape="id21" draw:end-glue-point="0" svg:d="M6494 3382h13023v1097" svg:viewBox="0 0 13024 1098">
          <text:p/>
        </draw:connector>
        <draw:custom-shape draw:style-name="gr52" draw:text-style-name="P24" xml:id="id33" draw:id="id33" draw:layer="layout" svg:width="3.176cm" svg:height="0.953cm" svg:x="17.929cm" svg:y="5.75cm">
          <text:p text:style-name="P6"><text:span text:style-name="T2">Vlc</text:span></text:p>
          <draw:enhanced-geometry svg:viewBox="0 0 21600 21600" draw:type="rectangle" draw:enhanced-path="M 0 0 L 21600 0 21600 21600 0 21600 0 0 Z N"/>
        </draw:custom-shape>
        <draw:custom-shape draw:style-name="gr53" draw:text-style-name="P21" draw:layer="layout" svg:width="2.54cm" svg:height="0.952cm" svg:x="12.812cm" svg:y="5.433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6.385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xml:id="id20" draw:id="id20" draw:layer="layout" svg:width="2.54cm" svg:height="0.952cm" svg:x="12.812cm" svg:y="5.434cm">
          <text:p text:style-name="P6"><text:span text:style-name="T2">Http Server Plugin</text:span></text:p>
          <draw:enhanced-geometry svg:viewBox="0 0 21600 21600" draw:type="rectangle" draw:enhanced-path="M 0 0 L 21600 0 21600 21600 0 21600 0 0 Z N"/>
        </draw:custom-shape>
        <draw:custom-shape draw:style-name="gr53" draw:text-style-name="P30" xml:id="id32" draw:id="id32" draw:layer="layout" svg:width="2.54cm" svg:height="0.952cm" svg:x="12.812cm" svg:y="6.386cm">
          <text:p text:style-name="P29"><text:span text:style-name="T2">Vlc Plugin</text:span></text:p>
          <draw:enhanced-geometry svg:viewBox="0 0 21600 21600" draw:type="rectangle" draw:enhanced-path="M 0 0 L 21600 0 21600 21600 0 21600 0 0 Z N"/>
        </draw:custom-shape>
        <draw:custom-shape draw:style-name="gr53" draw:text-style-name="P21" draw:layer="layout" svg:width="2.54cm" svg:height="0.952cm" svg:x="12.812cm" svg:y="7.339cm">
          <text:p text:style-name="P6"><text:span text:style-name="T2">Console</text:span></text:p>
          <draw:enhanced-geometry svg:viewBox="0 0 21600 21600" draw:type="rectangle" draw:enhanced-path="M 0 0 L 21600 0 21600 21600 0 21600 0 0 Z N"/>
        </draw:custom-shape>
        <draw:custom-shape draw:style-name="gr53" draw:text-style-name="P30" xml:id="id28" draw:id="id28" draw:layer="layout" svg:width="2.54cm" svg:height="0.952cm" svg:x="12.812cm" svg:y="7.339cm">
          <text:p text:style-name="P29"><text:span text:style-name="T2">IoT Plugin</text:span></text:p>
          <draw:enhanced-geometry svg:viewBox="0 0 21600 21600" draw:type="rectangle" draw:enhanced-path="M 0 0 L 21600 0 21600 21600 0 21600 0 0 Z N"/>
        </draw:custom-shape>
        <draw:custom-shape draw:style-name="gr53" draw:text-style-name="P21" draw:layer="layout" svg:width="2.54cm" svg:height="0.952cm" svg:x="12.812cm" svg:y="8.289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9.241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8.29cm">
          <text:p text:style-name="P6"><text:span text:style-name="T2">SaaS Plugin</text:span></text:p>
          <draw:enhanced-geometry svg:viewBox="0 0 21600 21600" draw:type="rectangle" draw:enhanced-path="M 0 0 L 21600 0 21600 21600 0 21600 0 0 Z N"/>
        </draw:custom-shape>
        <draw:custom-shape draw:style-name="gr54" draw:text-style-name="P30" xml:id="id30" draw:id="id30" draw:layer="layout" svg:width="2.54cm" svg:height="0.952cm" svg:x="12.812cm" svg:y="9.242cm">
          <text:p text:style-name="P29"><text:span text:style-name="T2">Email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0.195cm">
          <text:p text:style-name="P6"><text:span text:style-name="T2">Console</text:span></text:p>
          <draw:enhanced-geometry svg:viewBox="0 0 21600 21600" draw:type="rectangle" draw:enhanced-path="M 0 0 L 21600 0 21600 21600 0 21600 0 0 Z N"/>
        </draw:custom-shape>
        <draw:custom-shape draw:style-name="gr55" draw:text-style-name="P30" draw:layer="layout" svg:width="2.54cm" svg:height="0.952cm" svg:x="12.812cm" svg:y="10.195cm">
          <text:p text:style-name="P29"><text:span text:style-name="T2">Stand Alone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1.147cm">
          <text:p text:style-name="P6"><text:span text:style-name="T2">Rest API Plugin</text:span></text:p>
          <draw:enhanced-geometry svg:viewBox="0 0 21600 21600" draw:type="rectangle" draw:enhanced-path="M 0 0 L 21600 0 21600 21600 0 21600 0 0 Z N"/>
        </draw:custom-shape>
        <draw:custom-shape draw:style-name="gr56" draw:text-style-name="P30" draw:layer="layout" svg:width="2.54cm" svg:height="0.952cm" svg:x="12.812cm" svg:y="12.1cm">
          <text:p text:style-name="P29"><text:span text:style-name="T2">Search Plugin</text:span></text:p>
          <draw:enhanced-geometry svg:viewBox="0 0 21600 21600" draw:type="rectangle" draw:enhanced-path="M 0 0 L 21600 0 21600 21600 0 21600 0 0 Z N"/>
        </draw:custom-shape>
        <draw:custom-shape draw:style-name="gr57" draw:text-style-name="P31" xml:id="id34" draw:id="id34" draw:layer="layout" svg:width="2.54cm" svg:height="0.952cm" svg:x="12.812cm" svg:y="13.053cm">
          <text:p text:style-name="P29"><text:span text:style-name="T2">AIA Server Conn Plugin</text:span></text:p>
          <draw:enhanced-geometry svg:viewBox="0 0 21600 21600" draw:type="rectangle" draw:enhanced-path="M 0 0 L 21600 0 21600 21600 0 21600 0 0 Z N"/>
        </draw:custom-shape>
        <draw:connector draw:style-name="gr50" draw:text-style-name="P3" draw:layer="layout" svg:x1="10.59cm" svg:y1="9.713cm" svg:x2="12.495cm" svg:y2="9.718cm" draw:start-shape="id23" draw:start-glue-point="1" draw:end-shape="id27" draw:end-glue-point="3" svg:d="M10590 9713h943v5h962" svg:viewBox="0 0 1906 6">
          <text:p/>
        </draw:connector>
        <draw:connector draw:style-name="gr50" draw:text-style-name="P3" draw:layer="layout" svg:x1="15.352cm" svg:y1="7.815cm" svg:x2="17.929cm" svg:y2="7.496cm" draw:start-shape="id28" draw:start-glue-point="1" draw:end-shape="id29" draw:end-glue-point="3" svg:d="M15352 7815h1288v-319h1289" svg:viewBox="0 0 2578 320">
          <text:p/>
        </draw:connector>
        <draw:custom-shape draw:style-name="gr58" draw:text-style-name="P24" xml:id="id31" draw:id="id31" draw:layer="layout" svg:width="3.175cm" svg:height="0.952cm" svg:x="17.891cm" svg:y="9.52cm">
          <text:p text:style-name="P6"><text:span text:style-name="T2">Email</text:span></text:p>
          <draw:enhanced-geometry svg:viewBox="0 0 21600 21600" draw:type="rectangle" draw:enhanced-path="M 0 0 L 21600 0 21600 21600 0 21600 0 0 Z N"/>
        </draw:custom-shape>
        <draw:connector draw:style-name="gr50" draw:text-style-name="P3" draw:layer="layout" svg:x1="15.352cm" svg:y1="9.718cm" svg:x2="17.891cm" svg:y2="9.996cm" draw:start-shape="id30" draw:start-glue-point="1" draw:end-shape="id31" draw:end-glue-point="3" svg:d="M15352 9718h1269v278h1270" svg:viewBox="0 0 2540 279">
          <text:p/>
        </draw:connector>
        <draw:custom-shape draw:style-name="gr59" draw:text-style-name="P19" draw:layer="layout" svg:width="3.175cm" svg:height="0.635cm" svg:x="22.69cm" svg:y="3.222cm">
          <text:p text:style-name="P6"><text:span text:style-name="T2">Local Services</text:span></text:p>
          <draw:enhanced-geometry svg:viewBox="0 0 21600 21600" draw:type="rectangle" draw:enhanced-path="M 0 0 L 21600 0 21600 21600 0 21600 0 0 Z N"/>
        </draw:custom-shape>
        <draw:custom-shape draw:style-name="gr60" draw:text-style-name="P32" draw:layer="layout" svg:width="3.173cm" svg:height="0.635cm" svg:x="21.74cm" svg:y="5.75cm">
          <text:p text:style-name="P6"><text:span text:style-name="T2">Desktop/Mobile</text:span></text:p>
          <draw:enhanced-geometry svg:viewBox="0 0 21600 21600" draw:type="rectangle" draw:enhanced-path="M 0 0 L 21600 0 21600 21600 0 21600 0 0 Z N"/>
        </draw:custom-shape>
        <draw:custom-shape draw:style-name="gr61" draw:text-style-name="P32" draw:layer="layout" svg:width="3.175cm" svg:height="0.635cm" svg:x="21.74cm" svg:y="4.48cm">
          <text:p text:style-name="P6"><text:span text:style-name="T2">Dockerized Net</text:span></text:p>
          <draw:enhanced-geometry svg:viewBox="0 0 21600 21600" draw:type="rectangle" draw:enhanced-path="M 0 0 L 21600 0 21600 21600 0 21600 0 0 Z N"/>
        </draw:custom-shape>
        <draw:custom-shape draw:style-name="gr59" draw:text-style-name="P19" draw:layer="layout" svg:width="3.175cm" svg:height="0.635cm" svg:x="22.69cm" svg:y="8.607cm">
          <text:p text:style-name="P6"><text:span text:style-name="T2">Remote Services</text:span></text:p>
          <draw:enhanced-geometry svg:viewBox="0 0 21600 21600" draw:type="rectangle" draw:enhanced-path="M 0 0 L 21600 0 21600 21600 0 21600 0 0 Z N"/>
        </draw:custom-shape>
        <draw:custom-shape draw:style-name="gr58" draw:text-style-name="P24" xml:id="id29" draw:id="id29" draw:layer="layout" svg:width="3.175cm" svg:height="0.952cm" svg:x="17.929cm" svg:y="7.02cm">
          <text:p text:style-name="P6"><text:span text:style-name="T2">IoT</text:span></text:p>
          <draw:enhanced-geometry svg:viewBox="0 0 21600 21600" draw:type="rectangle" draw:enhanced-path="M 0 0 L 21600 0 21600 21600 0 21600 0 0 Z N"/>
        </draw:custom-shape>
        <draw:connector draw:style-name="gr50" draw:text-style-name="P3" draw:layer="layout" svg:x1="15.352cm" svg:y1="6.862cm" svg:x2="17.929cm" svg:y2="6.226cm" draw:start-shape="id32" draw:start-glue-point="1" draw:end-shape="id33" draw:end-glue-point="3" svg:d="M15352 6862h1289v-636h1288" svg:viewBox="0 0 2578 637">
          <text:p/>
        </draw:connector>
        <draw:custom-shape draw:style-name="gr62" draw:text-style-name="P32" draw:layer="layout" svg:width="3.165cm" svg:height="0.635cm" svg:x="21.74cm" svg:y="7.02cm">
          <text:p text:style-name="P6"><text:span text:style-name="T2">Hardware</text:span></text:p>
          <draw:enhanced-geometry svg:viewBox="0 0 21600 21600" draw:type="rectangle" draw:enhanced-path="M 0 0 L 21600 0 21600 21600 0 21600 0 0 Z N"/>
        </draw:custom-shape>
        <draw:custom-shape draw:style-name="gr63" draw:text-style-name="P24" xml:id="id35" draw:id="id35" draw:layer="layout" svg:width="3.175cm" svg:height="0.953cm" svg:x="17.891cm" svg:y="10.747cm">
          <text:p text:style-name="P6"><text:span text:style-name="T2">AIA Service</text:span></text:p>
          <text:p text:style-name="P6"><text:span text:style-name="T2">Bussines / Gov</text:span></text:p>
          <draw:enhanced-geometry svg:viewBox="0 0 21600 21600" draw:type="rectangle" draw:enhanced-path="M 0 0 L 21600 0 21600 21600 0 21600 0 0 Z N"/>
        </draw:custom-shape>
        <draw:custom-shape draw:style-name="gr63" draw:text-style-name="P24" xml:id="id36" draw:id="id36" draw:layer="layout" svg:width="3.175cm" svg:height="0.953cm" svg:x="17.891cm" svg:y="11.934cm">
          <text:p text:style-name="P6"><text:span text:style-name="T2">AIA Service</text:span></text:p>
          <text:p text:style-name="P6"><text:span text:style-name="T2">Individuals</text:span></text:p>
          <draw:enhanced-geometry svg:viewBox="0 0 21600 21600" draw:type="rectangle" draw:enhanced-path="M 0 0 L 21600 0 21600 21600 0 21600 0 0 Z N"/>
        </draw:custom-shape>
        <draw:connector draw:style-name="gr50" draw:text-style-name="P3" draw:layer="layout" svg:x1="15.352cm" svg:y1="13.529cm" svg:x2="17.891cm" svg:y2="11.223cm" draw:start-shape="id34" draw:start-glue-point="1" draw:end-shape="id35" draw:end-glue-point="3" svg:d="M15352 13529h1269v-2306h1270" svg:viewBox="0 0 2540 2307">
          <text:p/>
        </draw:connector>
        <draw:custom-shape draw:style-name="gr52" draw:text-style-name="P24" xml:id="id21" draw:id="id21" draw:layer="layout" svg:width="3.176cm" svg:height="0.953cm" svg:x="17.929cm" svg:y="4.479cm">
          <text:p text:style-name="P6"><text:span text:style-name="T2">Http Server</text:span></text:p>
          <draw:enhanced-geometry svg:viewBox="0 0 21600 21600" draw:type="rectangle" draw:enhanced-path="M 0 0 L 21600 0 21600 21600 0 21600 0 0 Z N"/>
        </draw:custom-shape>
        <draw:connector draw:style-name="gr50" draw:text-style-name="P3" draw:layer="layout" svg:x1="15.352cm" svg:y1="13.529cm" svg:x2="17.891cm" svg:y2="12.41cm" draw:start-shape="id34" draw:start-glue-point="1" draw:end-shape="id36" draw:end-glue-point="3" svg:d="M15352 13529h1269v-1119h1270" svg:viewBox="0 0 2540 1120">
          <text:p/>
        </draw:connector>
        <draw:custom-shape draw:style-name="gr64" draw:text-style-name="P33" draw:layer="layout" svg:width="2.54cm" svg:height="0.635cm" svg:x="22.337cm" svg:y="14.005cm">
          <text:p text:style-name="P29"><text:span text:style-name="T2">Any</text:span></text:p>
          <draw:enhanced-geometry svg:viewBox="0 0 21600 21600" draw:type="rectangle" draw:enhanced-path="M 0 0 L 21600 0 21600 21600 0 21600 0 0 Z N"/>
        </draw:custom-shape>
        <draw:custom-shape draw:style-name="gr63" draw:text-style-name="P24" xml:id="id37" draw:id="id37" draw:layer="layout" svg:width="3.175cm" svg:height="0.953cm" svg:x="17.892cm" svg:y="13.052cm">
          <text:p text:style-name="P6"><text:span text:style-name="T2">AIA Service</text:span></text:p>
          <text:p text:style-name="P6"><text:span text:style-name="T2">Specialized AI’s</text:span></text:p>
          <draw:enhanced-geometry svg:viewBox="0 0 21600 21600" draw:type="rectangle" draw:enhanced-path="M 0 0 L 21600 0 21600 21600 0 21600 0 0 Z N"/>
        </draw:custom-shape>
        <draw:connector draw:style-name="gr50" draw:text-style-name="P3" draw:layer="layout" svg:x1="15.352cm" svg:y1="13.529cm" svg:x2="17.892cm" svg:y2="13.528cm" draw:start-shape="id34" draw:start-glue-point="1" draw:end-shape="id37" draw:end-glue-point="3" svg:d="M15352 13529h1270v-1h1270" svg:viewBox="0 0 2541 2">
          <text:p/>
        </draw:connector>
        <draw:custom-shape draw:style-name="gr63" draw:text-style-name="P24" xml:id="id38" draw:id="id38" draw:layer="layout" svg:width="3.175cm" svg:height="0.953cm" svg:x="17.892cm" svg:y="14.322cm">
          <text:p text:style-name="P6"><text:span text:style-name="T2">AIA Service</text:span></text:p>
          <text:p text:style-name="P6"><text:span text:style-name="T2">Source of Truth</text:span></text:p>
          <draw:enhanced-geometry svg:viewBox="0 0 21600 21600" draw:type="rectangle" draw:enhanced-path="M 0 0 L 21600 0 21600 21600 0 21600 0 0 Z N"/>
        </draw:custom-shape>
        <draw:custom-shape draw:style-name="gr63" draw:text-style-name="P24" xml:id="id39" draw:id="id39" draw:layer="layout" svg:width="3.175cm" svg:height="0.953cm" svg:x="17.892cm" svg:y="15.592cm">
          <text:p text:style-name="P6"><text:span text:style-name="T2">AIA Service</text:span></text:p>
          <text:p text:style-name="P6"><text:span text:style-name="T2">Service Directory</text:span></text:p>
          <draw:enhanced-geometry svg:viewBox="0 0 21600 21600" draw:type="rectangle" draw:enhanced-path="M 0 0 L 21600 0 21600 21600 0 21600 0 0 Z N"/>
        </draw:custom-shape>
        <draw:custom-shape draw:style-name="gr63" draw:text-style-name="P24" xml:id="id41" draw:id="id41" draw:layer="layout" svg:width="3.175cm" svg:height="0.953cm" svg:x="17.892cm" svg:y="16.875cm">
          <text:p text:style-name="P6"><text:span text:style-name="T2">AIA Service</text:span></text:p>
          <text:p text:style-name="P6"><text:span text:style-name="T2">Social Network</text:span></text:p>
          <draw:enhanced-geometry svg:viewBox="0 0 21600 21600" draw:type="rectangle" draw:enhanced-path="M 0 0 L 21600 0 21600 21600 0 21600 0 0 Z N"/>
        </draw:custom-shape>
        <draw:connector draw:style-name="gr50" draw:text-style-name="P3" draw:layer="layout" svg:x1="15.352cm" svg:y1="13.529cm" svg:x2="17.892cm" svg:y2="14.798cm" draw:start-shape="id34" draw:start-glue-point="1" draw:end-shape="id38" draw:end-glue-point="3" svg:d="M15352 13529h1270v1269h1270" svg:viewBox="0 0 2541 1270">
          <text:p/>
        </draw:connector>
        <draw:connector draw:style-name="gr50" draw:text-style-name="P3" draw:layer="layout" svg:x1="15.352cm" svg:y1="13.529cm" svg:x2="17.892cm" svg:y2="16.068cm" draw:start-shape="id34" draw:start-glue-point="1" draw:end-shape="id39" draw:end-glue-point="3" svg:d="M15352 13529h1270v2539h1270" svg:viewBox="0 0 2541 2540">
          <text:p/>
        </draw:connector>
        <draw:custom-shape draw:style-name="gr65" draw:text-style-name="P33" draw:layer="layout" svg:width="3.15cm" svg:height="0.635cm" svg:x="21.702cm" svg:y="9.552cm">
          <text:p text:style-name="P29"><text:span text:style-name="T2">Internet</text:span></text:p>
          <draw:enhanced-geometry svg:viewBox="0 0 21600 21600" draw:type="rectangle" draw:enhanced-path="M 0 0 L 21600 0 21600 21600 0 21600 0 0 Z N"/>
        </draw:custom-shape>
        <draw:custom-shape draw:style-name="gr66" draw:text-style-name="P9" draw:layer="layout" svg:width="0.635cm" svg:height="6.363cm" svg:x="21.385cm" svg:y="11.1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7" draw:text-style-name="P34" xml:id="id25" draw:id="id25" draw:layer="layout" svg:width="1.587cm" svg:height="1.588cm" svg:x="1.7cm" svg:y="7.35cm">
          <text:p text:style-name="P3"/>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8" draw:text-style-name="P28" xml:id="id40" draw:id="id40" draw:layer="layout" svg:width="3.493cm" svg:height="0.635cm" svg:x="3.187cm" svg:y="16.24cm">
          <text:p text:style-name="P6"><text:span text:style-name="T2">AIA Server - AI</text:span></text:p>
          <draw:enhanced-geometry svg:viewBox="0 0 21600 21600" draw:type="rectangle" draw:enhanced-path="M 0 0 L 21600 0 21600 21600 0 21600 0 0 Z N"/>
        </draw:custom-shape>
        <draw:connector draw:style-name="gr50" draw:text-style-name="P3" draw:layer="layout" svg:x1="4.924cm" svg:y1="14.365cm" svg:x2="4.933cm" svg:y2="16.24cm" draw:start-shape="id24" draw:start-glue-point="2" draw:end-shape="id40" draw:end-glue-point="0" svg:d="M4924 14365v938h9v937" svg:viewBox="0 0 10 1876">
          <text:p/>
        </draw:connector>
        <draw:connector draw:style-name="gr50" draw:text-style-name="P3" draw:layer="layout" svg:x1="15.352cm" svg:y1="13.529cm" svg:x2="17.892cm" svg:y2="17.351cm" draw:start-shape="id34" draw:start-glue-point="1" draw:end-shape="id41" draw:end-glue-point="3" svg:d="M15352 13529h1270v3822h1270" svg:viewBox="0 0 2541 3823">
          <text:p/>
        </draw:connector>
        <draw:custom-shape draw:style-name="gr69" draw:text-style-name="P35" draw:layer="layout" svg:width="4.445cm" svg:height="2.223cm" svg:x="11.743cm" svg:y="15.604cm">
          <text:p text:style-name="P29"><text:span text:style-name="T2">Open Emergence</text:span></text:p>
          <text:p text:style-name="P29"><text:span text:style-name="T2">Allowing living ecosystems to emerge ( appear, grow, auto-fix, evolve )</text:span></text:p>
          <draw:enhanced-geometry svg:viewBox="0 0 21600 21600" draw:type="rectangle" draw:enhanced-path="M 0 0 L 21600 0 21600 21600 0 21600 0 0 Z N"/>
        </draw:custom-shape>
        <draw:custom-shape draw:style-name="gr49" draw:text-style-name="P24" xml:id="id42" draw:id="id42" draw:layer="layout" svg:width="2.54cm" svg:height="0.952cm" svg:x="7.597cm" svg:y="7.03cm">
          <text:p text:style-name="P6"><text:span text:style-name="T2">OAuth2 Gateway</text:span></text:p>
          <draw:enhanced-geometry svg:viewBox="0 0 21600 21600" draw:type="rectangle" draw:enhanced-path="M 0 0 L 21600 0 21600 21600 0 21600 0 0 Z N"/>
        </draw:custom-shape>
        <draw:connector draw:style-name="gr50" draw:text-style-name="P3" draw:layer="layout" svg:x1="5.224cm" svg:y1="3.858cm" svg:x2="7.597cm" svg:y2="7.506cm" draw:start-shape="id26" draw:start-glue-point="2" draw:end-shape="id42" draw:end-glue-point="3" svg:d="M5224 3858v3648h2373" svg:viewBox="0 0 2374 3649">
          <text:p/>
        </draw:connector>
        <draw:connector draw:style-name="gr50" draw:text-style-name="P3" draw:layer="layout" svg:x1="10.137cm" svg:y1="7.506cm" svg:x2="12.43cm" svg:y2="7.508cm" draw:start-shape="id42" draw:start-glue-point="1" draw:end-shape="id43" draw:end-glue-point="3" svg:d="M10137 7506h1147v2h1146" svg:viewBox="0 0 2294 3">
          <text:p/>
        </draw:connector>
        <draw:custom-shape draw:style-name="gr70" draw:text-style-name="P36" xml:id="id43" draw:id="id43" draw:layer="layout" svg:width="3.175cm" svg:height="4.763cm" svg:x="12.43cm" svg:y="5.127cm">
          <text:p/>
          <draw:enhanced-geometry svg:viewBox="0 0 21600 21600" draw:type="rectangle" draw:enhanced-path="M 0 0 L 21600 0 21600 21600 0 21600 0 0 Z N"/>
        </draw:custom-shape>
        <draw:custom-shape draw:style-name="gr69" draw:text-style-name="P35" draw:layer="layout" svg:width="4.445cm" svg:height="2.223cm" svg:x="7.043cm" svg:y="15.604cm">
          <text:p text:style-name="P29"><text:span text:style-name="T2">Desktop/Mobile Apps, can implement</text:span></text:p>
          <text:p text:style-name="P29"><text:span text:style-name="T2">AIA Service</text:span></text:p>
          <text:p text:style-name="P29"><text:span text:style-name="T2">Over them.</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_31_0_20_Percent" draw:display-name="10 Percent" xlink:href="Pictures/1000000000000008000000082AA353A8.png" xlink:type="simple" xlink:show="embed" xlink:actuate="onLoad"/>
    <draw:marker draw:name="Arrow" svg:viewBox="0 0 20 30" svg:d="M10 0l-10 30h20z"/>
    <draw:marker draw:name="Arrowheads_20_3" draw:display-name="Arrowheads 3" svg:viewBox="0 0 20 40" svg:d="M0 40l10-40 10 4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stroke-dash draw:name="Dash" draw:style="rect" draw:dots1="1" draw:dots1-length="300%" draw:distance="100%"/>
    <draw:stroke-dash draw:name="Dash_20__28_Rounded_29_" draw:display-name="Dash (Rounded)" draw:style="round" draw:dots1="1" draw:dots1-length="201%" draw:distance="199%"/>
    <draw:stroke-dash draw:name="Dot" draw:style="rect" draw:dots1="1" draw:dots1-length="100%" draw:distance="100%"/>
    <draw:stroke-dash draw:name="Long_20_Dash" draw:display-name="Long Dash" draw:style="rect" draw:dots1="1" draw:dots1-length="4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02T23:33:20.145000000</meta:creation-date>
    <dc:date>2024-12-24T21:43:11.017000000</dc:date>
    <meta:editing-duration>PT8H28M8S</meta:editing-duration>
    <meta:editing-cycles>41</meta:editing-cycles>
    <meta:generator>LibreOffice/24.2.5.2$Windows_X86_64 LibreOffice_project/bffef4ea93e59bebbeaf7f431bb02b1a39ee8a59</meta:generator>
    <meta:document-statistic meta:object-count="163"/>
  </office:meta>
</office:document-meta>
</file>